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margin-left="1in" fo:margin-right="0in" fo:margin-top="0in" fo:margin-bottom="0in" loext:contextual-spacing="true" fo:text-indent="0in" style:auto-text-indent="false"/>
    </style:style>
    <style:style style:name="P2" style:family="paragraph" style:parent-style-name="List_20_Paragraph">
      <style:paragraph-properties fo:margin-left="1in" fo:margin-right="0in" fo:margin-top="0in" fo:margin-bottom="0in" loext:contextual-spacing="true" fo:text-indent="0in" style:auto-text-indent="false"/>
      <style:text-properties fo:language="en" fo:country="US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paragraph-properties fo:line-height="100%"/>
    </style:style>
    <style:style style:name="P6" style:family="paragraph" style:parent-style-name="Standard">
      <style:text-properties fo:color="#000000"/>
    </style:style>
    <style:style style:name="P7" style:family="paragraph" style:parent-style-name="Standard">
      <style:text-properties fo:color="#000000" fo:font-weight="bold" style:font-weight-asian="bold"/>
    </style:style>
    <style:style style:name="P8" style:family="paragraph" style:parent-style-name="Standard">
      <style:text-properties fo:color="#000000" style:font-name-complex="Calibri1"/>
    </style:style>
    <style:style style:name="P9" style:family="paragraph" style:parent-style-name="Standard">
      <style:text-properties officeooo:rsid="001c8b91" officeooo:paragraph-rsid="001c8b91"/>
    </style:style>
    <style:style style:name="P10" style:family="paragraph" style:parent-style-name="Standard">
      <style:paragraph-properties fo:margin-top="0in" fo:margin-bottom="0in" loext:contextual-spacing="false" fo:padding="0in" fo:border="none"/>
    </style:style>
    <style:style style:name="P11" style:family="paragraph" style:parent-style-name="Standard">
      <style:paragraph-properties fo:margin-top="0in" fo:margin-bottom="0in" loext:contextual-spacing="false" fo:text-align="center" style:justify-single-word="false" fo:padding="0in" fo:border="none"/>
    </style:style>
    <style:style style:name="P12" style:family="paragraph" style:parent-style-name="Standard">
      <style:paragraph-properties fo:margin-top="0in" fo:margin-bottom="0in" loext:contextual-spacing="false" fo:text-align="center" style:justify-single-word="false" fo:padding="0in" fo:border="none"/>
      <style:text-properties fo:color="#000000" style:font-name="Arial" fo:font-size="14pt" fo:language="ru" fo:country="none" fo:font-weight="bold" style:font-name-asian="Arial1" style:font-size-asian="14pt" style:font-weight-asian="bold" style:font-name-complex="Arial1" style:font-size-complex="14pt"/>
    </style:style>
    <style:style style:name="P13" style:family="paragraph" style:parent-style-name="Standard">
      <style:paragraph-properties fo:margin-top="0in" fo:margin-bottom="0in" loext:contextual-spacing="false" fo:padding="0in" fo:border="none"/>
      <style:text-properties fo:color="#000000" style:font-name="Arial" fo:font-size="14pt" fo:language="ru" fo:country="none" style:font-name-asian="Arial1" style:font-size-asian="14pt" style:font-name-complex="Arial1" style:font-size-complex="14pt"/>
    </style:style>
    <style:style style:name="P14" style:family="paragraph" style:parent-style-name="Standard">
      <style:paragraph-properties fo:margin-top="0in" fo:margin-bottom="0in" loext:contextual-spacing="false" fo:padding="0in" fo:border="none"/>
      <style:text-properties fo:color="#000000" style:font-name="Arial" fo:font-size="12pt" fo:language="ru" fo:country="none" style:font-name-asian="Arial1" style:font-size-asian="12pt" style:font-name-complex="Arial1" style:font-size-complex="12pt"/>
    </style:style>
    <style:style style:name="P15" style:family="paragraph" style:parent-style-name="Standard">
      <style:paragraph-properties fo:margin-top="0in" fo:margin-bottom="0in" loext:contextual-spacing="false" fo:text-align="center" style:justify-single-word="false" fo:padding="0in" fo:border="none"/>
      <style:text-properties fo:color="#000000" style:font-name="Arial" fo:font-size="12pt" fo:language="ru" fo:country="none" style:font-name-asian="Arial1" style:font-size-asian="12pt" style:font-name-complex="Arial1" style:font-size-complex="12pt"/>
    </style:style>
    <style:style style:name="P16" style:family="paragraph" style:parent-style-name="Standard">
      <style:paragraph-properties fo:margin-top="0in" fo:margin-bottom="0in" loext:contextual-spacing="false" fo:text-align="center" style:justify-single-word="false" fo:padding="0in" fo:border="none"/>
      <style:text-properties fo:color="#000000" style:font-name="Arial" fo:font-size="12pt" fo:language="ru" fo:country="none" fo:font-weight="bold" style:font-name-asian="Arial1" style:font-size-asian="12pt" style:font-weight-asian="bold" style:font-name-complex="Arial1" style:font-size-complex="12pt"/>
    </style:style>
    <style:style style:name="P17" style:family="paragraph" style:parent-style-name="Standard">
      <style:paragraph-properties fo:margin-top="0in" fo:margin-bottom="0in" loext:contextual-spacing="false"/>
    </style:style>
    <style:style style:name="P18" style:family="paragraph" style:parent-style-name="Standard">
      <style:paragraph-properties fo:margin-top="0in" fo:margin-bottom="0in" loext:contextual-spacing="false"/>
      <style:text-properties fo:color="#000000"/>
    </style:style>
    <style:style style:name="P19" style:family="paragraph" style:parent-style-name="Standard">
      <style:paragraph-properties fo:margin-top="0in" fo:margin-bottom="0in" loext:contextual-spacing="false"/>
      <style:text-properties fo:color="#000000" fo:language="en" fo:country="US"/>
    </style:style>
    <style:style style:name="P20" style:family="paragraph" style:parent-style-name="Standard">
      <style:paragraph-properties fo:margin-top="0in" fo:margin-bottom="0in" loext:contextual-spacing="false"/>
      <style:text-properties fo:color="#000000" style:font-name="Arial" fo:font-size="10pt" fo:language="en" fo:country="US" fo:background-color="#ffffff" style:font-size-asian="10pt" style:font-name-complex="Arial1" style:font-size-complex="10pt"/>
    </style:style>
    <style:style style:name="P21" style:family="paragraph" style:parent-style-name="Standard">
      <style:paragraph-properties fo:margin-top="0in" fo:margin-bottom="0in" loext:contextual-spacing="false"/>
      <style:text-properties fo:language="en" fo:country="US"/>
    </style:style>
    <style:style style:name="P22" style:family="paragraph" style:parent-style-name="Standard">
      <loext:graphic-properties draw:fill="solid" draw:fill-color="#dbe5f1"/>
      <style:paragraph-properties fo:margin-top="0in" fo:margin-bottom="0in" loext:contextual-spacing="false" fo:background-color="#dbe5f1"/>
      <style:text-properties fo:language="en" fo:country="US"/>
    </style:style>
    <style:style style:name="P23" style:family="paragraph" style:parent-style-name="Standard">
      <loext:graphic-properties draw:fill="solid" draw:fill-color="#dbe5f1"/>
      <style:paragraph-properties fo:margin-top="0in" fo:margin-bottom="0in" loext:contextual-spacing="false" fo:background-color="#dbe5f1"/>
    </style:style>
    <style:style style:name="P24" style:family="paragraph" style:parent-style-name="Standard">
      <style:paragraph-properties fo:margin-top="0in" fo:margin-bottom="0in" loext:contextual-spacing="false" fo:line-height="100%"/>
    </style:style>
    <style:style style:name="P25" style:family="paragraph" style:parent-style-name="Standard">
      <style:paragraph-properties fo:margin-top="0in" fo:margin-bottom="0in" loext:contextual-spacing="false"/>
      <style:text-properties style:font-name-complex="Calibri1"/>
    </style:style>
    <style:style style:name="P26" style:family="paragraph" style:parent-style-name="Standard">
      <style:paragraph-properties fo:margin-top="0in" fo:margin-bottom="0in" loext:contextual-spacing="false"/>
      <style:text-properties officeooo:rsid="001cb09f" officeooo:paragraph-rsid="001cb09f"/>
    </style:style>
    <style:style style:name="P27" style:family="paragraph" style:parent-style-name="Standard">
      <style:paragraph-properties fo:margin-left="0.25in" fo:margin-right="0in" fo:margin-top="0in" fo:margin-bottom="0in" loext:contextual-spacing="false" fo:text-indent="0in" style:auto-text-indent="false"/>
    </style:style>
    <style:style style:name="P28" style:family="paragraph" style:parent-style-name="Standard">
      <style:paragraph-properties fo:margin-left="0.25in" fo:margin-right="0in" fo:margin-top="0in" fo:margin-bottom="0in" loext:contextual-spacing="false" fo:text-indent="0in" style:auto-text-indent="false"/>
      <style:text-properties fo:color="#000000"/>
    </style:style>
    <style:style style:name="P29" style:family="paragraph" style:parent-style-name="Standard">
      <style:paragraph-properties fo:margin-left="0.25in" fo:margin-right="0in" fo:margin-top="0in" fo:margin-bottom="0in" loext:contextual-spacing="false" fo:text-indent="0in" style:auto-text-indent="false"/>
      <style:text-properties fo:color="#000000" fo:font-weight="bold" style:font-weight-asian="bold"/>
    </style:style>
    <style:style style:name="P30" style:family="paragraph" style:parent-style-name="Text_20_body_20_indent_20__28_user_29_">
      <style:paragraph-properties fo:margin-left="-0.0075in" fo:margin-right="0.4925in" fo:text-align="start" style:justify-single-word="false" fo:text-indent="0in" style:auto-text-indent="false"/>
    </style:style>
    <style:style style:name="P31" style:family="paragraph" style:parent-style-name="Text_20_body_20_indent_20__28_user_29_">
      <style:paragraph-properties fo:margin-left="-0.0075in" fo:margin-right="0.4925in" fo:text-align="start" style:justify-single-word="false" fo:text-indent="0in" style:auto-text-indent="false"/>
      <style:text-properties fo:color="#000000" style:font-name="Calibri" fo:font-size="11pt" officeooo:rsid="001736ad" style:font-size-asian="11pt" style:font-name-complex="Calibri1" style:font-size-complex="11pt"/>
    </style:style>
    <style:style style:name="P32" style:family="paragraph" style:parent-style-name="Text_20_body_20_indent_20__28_user_29_">
      <style:paragraph-properties fo:margin-left="-0.0075in" fo:margin-right="0.4925in" fo:text-align="start" style:justify-single-word="false" fo:text-indent="0in" style:auto-text-indent="false"/>
      <style:text-properties fo:color="#000000" style:font-name="Calibri" fo:font-size="11pt" style:font-size-asian="11pt" style:font-name-complex="Calibri1" style:font-size-complex="11pt"/>
    </style:style>
    <style:style style:name="P33" style:family="paragraph" style:parent-style-name="Text_20_body_20_indent_20__28_user_29_">
      <style:paragraph-properties fo:margin-left="-0.0075in" fo:margin-right="0.4925in" fo:text-align="start" style:justify-single-word="false" fo:text-indent="0in" style:auto-text-indent="false"/>
      <style:text-properties fo:color="#000000" style:font-name="Calibri" fo:font-size="11pt" fo:language="en" fo:country="US" style:font-size-asian="11pt" style:font-name-complex="Calibri1" style:font-size-complex="11pt"/>
    </style:style>
    <style:style style:name="P34" style:family="paragraph" style:parent-style-name="List_20_Paragraph" style:list-style-name="WWNum1">
      <style:paragraph-properties fo:line-height="150%"/>
      <style:text-properties fo:font-weight="bold" style:font-weight-asian="bold" style:font-name-complex="Calibri1"/>
    </style:style>
    <style:style style:name="P35" style:family="paragraph" style:parent-style-name="List_20_Paragraph" style:list-style-name="WWNum1">
      <style:paragraph-properties fo:line-height="150%"/>
      <style:text-properties fo:font-weight="bold" style:font-weight-asian="bold"/>
    </style:style>
    <style:style style:name="P36" style:family="paragraph" style:parent-style-name="List_20_Paragraph" style:list-style-name="WWNum1">
      <style:text-properties fo:font-weight="bold" style:font-weight-asian="bold"/>
    </style:style>
    <style:style style:name="P37" style:family="paragraph" style:parent-style-name="List_20_Paragraph" style:list-style-name="WWNum4">
      <style:text-properties fo:font-style="italic" fo:font-weight="bold" style:font-style-asian="italic" style:font-weight-asian="bold"/>
    </style:style>
    <style:style style:name="P38" style:family="paragraph" style:parent-style-name="List_20_Paragraph" style:list-style-name="WWNum1">
      <style:paragraph-properties fo:break-before="page"/>
    </style:style>
    <style:style style:name="P39" style:family="paragraph" style:parent-style-name="List_20_Paragraph">
      <style:paragraph-properties fo:margin-top="0in" fo:margin-bottom="0in" loext:contextual-spacing="true"/>
    </style:style>
    <style:style style:name="P40" style:family="paragraph" style:parent-style-name="List_20_Paragraph" style:list-style-name="WWNum2">
      <style:paragraph-properties fo:margin-top="0in" fo:margin-bottom="0in" loext:contextual-spacing="true"/>
      <style:text-properties fo:color="#000000" fo:font-weight="bold" style:font-weight-asian="bold"/>
    </style:style>
    <style:style style:name="P41" style:family="paragraph" style:parent-style-name="List_20_Paragraph">
      <style:paragraph-properties fo:margin-left="0in" fo:margin-right="0in" fo:margin-top="0in" fo:margin-bottom="0in" loext:contextual-spacing="true" fo:text-indent="0in" style:auto-text-indent="false"/>
    </style:style>
    <style:style style:name="P42" style:family="paragraph" style:parent-style-name="List_20_Paragraph">
      <style:paragraph-properties fo:margin-left="1in" fo:margin-right="0in" fo:margin-top="0in" fo:margin-bottom="0in" loext:contextual-spacing="true" fo:text-indent="0in" style:auto-text-indent="false"/>
      <style:text-properties fo:language="en" fo:country="US"/>
    </style:style>
    <style:style style:name="P43" style:family="paragraph" style:parent-style-name="Normal_20__28_Web_29_" style:list-style-name="WWNum2">
      <style:paragraph-properties fo:margin-top="0.1945in" fo:margin-bottom="0in" loext:contextual-spacing="false"/>
      <style:text-properties fo:color="#000000" style:font-name="Calibri" style:font-name-complex="Calibri1"/>
    </style:style>
    <style:style style:name="P44" style:family="paragraph" style:parent-style-name="Normal_20__28_Web_29_" style:list-style-name="WWNum2">
      <style:paragraph-properties fo:margin-top="0.1945in" fo:margin-bottom="0.1945in" loext:contextual-spacing="false"/>
      <style:text-properties fo:color="#000000" style:font-name="Calibri" style:font-name-complex="Calibri1"/>
    </style:style>
    <style:style style:name="P45" style:family="paragraph" style:parent-style-name="Normal_20__28_Web_29_" style:list-style-name="WWNum11">
      <loext:graphic-properties draw:fill="solid" draw:fill-color="#ffffff"/>
      <style:paragraph-properties fo:margin-left="0.5728in" fo:margin-right="0.0728in" fo:margin-top="0.0728in" fo:margin-bottom="0in" loext:contextual-spacing="false" fo:text-indent="-0.25in" style:auto-text-indent="false" fo:background-color="#ffffff"/>
      <style:text-properties fo:color="#000000" style:font-name="Verdana" fo:font-size="10pt" style:font-size-asian="10pt" style:font-size-complex="10pt"/>
    </style:style>
    <style:style style:name="P46" style:family="paragraph" style:parent-style-name="Normal_20__28_Web_29_" style:list-style-name="WWNum11">
      <loext:graphic-properties draw:fill="solid" draw:fill-color="#ffffff"/>
      <style:paragraph-properties fo:margin-left="0.5728in" fo:margin-right="0.0728in" fo:margin-top="0.0728in" fo:margin-bottom="0.0728in" loext:contextual-spacing="false" fo:text-indent="-0.25in" style:auto-text-indent="false" fo:background-color="#ffffff"/>
    </style:style>
    <style:style style:name="P47" style:family="paragraph" style:parent-style-name="Normal_20__28_Web_29_">
      <loext:graphic-properties draw:fill="solid" draw:fill-color="#ffffff"/>
      <style:paragraph-properties fo:margin-left="0in" fo:margin-right="0.0728in" fo:margin-top="0.0728in" fo:margin-bottom="0.0728in" loext:contextual-spacing="false" fo:text-indent="0in" style:auto-text-indent="false" fo:background-color="#ffffff"/>
    </style:style>
    <style:style style:name="P48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auto" fo:padding="0in" fo:border="none"/>
      <style:text-properties fo:color="#000000" style:font-name="Arial" fo:font-size="12pt" fo:language="ru" fo:country="none" style:font-name-asian="Arial1" style:font-size-asian="12pt" style:font-name-complex="Arial1" style:font-size-complex="12pt"/>
    </style:style>
    <style:style style:name="P49" style:family="paragraph" style:parent-style-name="Standard">
      <style:paragraph-properties fo:margin-top="0in" fo:margin-bottom="0in" loext:contextual-spacing="false"/>
    </style:style>
    <style:style style:name="P50" style:family="paragraph" style:parent-style-name="Standard">
      <style:paragraph-properties fo:margin-top="0in" fo:margin-bottom="0in" loext:contextual-spacing="false"/>
      <style:text-properties fo:color="#000000"/>
    </style:style>
    <style:style style:name="P51" style:family="paragraph" style:parent-style-name="Standard">
      <style:paragraph-properties fo:margin-top="0in" fo:margin-bottom="0in" loext:contextual-spacing="false"/>
      <style:text-properties fo:color="#000000" style:font-name="Arial" fo:font-size="10pt" fo:language="en" fo:country="US" fo:background-color="#ffffff" style:font-size-asian="10pt" style:font-name-complex="Arial1" style:font-size-complex="10pt"/>
    </style:style>
    <style:style style:name="P52" style:family="paragraph" style:parent-style-name="Standard">
      <style:paragraph-properties fo:margin-top="0in" fo:margin-bottom="0in" loext:contextual-spacing="false"/>
      <style:text-properties fo:color="#000000" style:font-name="Arial" fo:font-size="10pt" fo:background-color="#ffffff" style:font-size-asian="10pt" style:font-name-complex="Arial1" style:font-size-complex="10pt"/>
    </style:style>
    <style:style style:name="P53" style:family="paragraph" style:parent-style-name="Standard">
      <style:paragraph-properties fo:margin-top="0in" fo:margin-bottom="0in" loext:contextual-spacing="false"/>
      <style:text-properties fo:color="#000000" style:font-name="Arial" fo:font-size="10pt" officeooo:paragraph-rsid="001f53e3" style:font-size-asian="10pt" style:font-size-complex="10pt"/>
    </style:style>
    <style:style style:name="P54" style:family="paragraph" style:parent-style-name="Standard">
      <style:paragraph-properties fo:margin-top="0in" fo:margin-bottom="0in" loext:contextual-spacing="false"/>
      <style:text-properties fo:color="#000000" fo:language="en" fo:country="US"/>
    </style:style>
    <style:style style:name="P55" style:family="paragraph" style:parent-style-name="Standard">
      <style:paragraph-properties fo:margin-top="0in" fo:margin-bottom="0in" loext:contextual-spacing="false"/>
      <style:text-properties fo:language="en" fo:country="US"/>
    </style:style>
    <style:style style:name="P56" style:family="paragraph" style:parent-style-name="Standard">
      <style:paragraph-properties fo:margin-top="0in" fo:margin-bottom="0in" loext:contextual-spacing="false"/>
      <style:text-properties officeooo:paragraph-rsid="0020245d"/>
    </style:style>
    <style:style style:name="P57" style:family="paragraph" style:parent-style-name="Standard">
      <style:paragraph-properties fo:margin-top="0in" fo:margin-bottom="0in" loext:contextual-spacing="false"/>
      <style:text-properties fo:font-weight="normal" style:font-weight-asian="normal" style:font-weight-complex="normal"/>
    </style:style>
    <style:style style:name="P58" style:family="paragraph" style:parent-style-name="Standard">
      <style:paragraph-properties fo:margin-top="0in" fo:margin-bottom="0in" loext:contextual-spacing="false"/>
      <style:text-properties officeooo:rsid="00321833" officeooo:paragraph-rsid="00321833"/>
    </style:style>
    <style:style style:name="P59" style:family="paragraph" style:parent-style-name="Standard">
      <style:paragraph-properties fo:line-height="100%"/>
    </style:style>
    <style:style style:name="P60" style:family="paragraph" style:parent-style-name="Standard">
      <style:text-properties officeooo:rsid="001eaa3f" officeooo:paragraph-rsid="001eaa3f"/>
    </style:style>
    <style:style style:name="P61" style:family="paragraph" style:parent-style-name="Standard">
      <style:text-properties fo:language="en" fo:country="US"/>
    </style:style>
    <style:style style:name="P62" style:family="paragraph" style:parent-style-name="Standard">
      <style:text-properties fo:color="#000000" officeooo:paragraph-rsid="002412eb"/>
    </style:style>
    <style:style style:name="P63" style:family="paragraph" style:parent-style-name="Standard">
      <style:text-properties officeooo:rsid="0027114a" officeooo:paragraph-rsid="0027114a"/>
    </style:style>
    <style:style style:name="P64" style:family="paragraph" style:parent-style-name="Standard">
      <style:text-properties officeooo:paragraph-rsid="0027114a"/>
    </style:style>
    <style:style style:name="P65" style:family="paragraph" style:parent-style-name="Standard">
      <style:text-properties officeooo:paragraph-rsid="0034257e"/>
    </style:style>
    <style:style style:name="P66" style:family="paragraph" style:parent-style-name="Standard">
      <style:text-properties officeooo:paragraph-rsid="0034f469"/>
    </style:style>
    <style:style style:name="P67" style:family="paragraph" style:parent-style-name="Standard">
      <style:paragraph-properties fo:margin-left="0.25in" fo:margin-right="0in" fo:margin-top="0in" fo:margin-bottom="0in" loext:contextual-spacing="false" fo:text-indent="0in" style:auto-text-indent="false"/>
    </style:style>
    <style:style style:name="P68" style:family="paragraph" style:parent-style-name="Standard">
      <style:paragraph-properties fo:margin-left="0.25in" fo:margin-right="0in" fo:margin-top="0in" fo:margin-bottom="0in" loext:contextual-spacing="false" fo:text-indent="0in" style:auto-text-indent="false"/>
      <style:text-properties fo:color="#000000"/>
    </style:style>
    <style:style style:name="P69" style:family="paragraph" style:parent-style-name="Text_20_body_20_indent_20__28_user_29_">
      <style:paragraph-properties fo:margin-left="-0.0075in" fo:margin-right="0.4925in" fo:text-align="start" style:justify-single-word="false" fo:text-indent="0in" style:auto-text-indent="false"/>
    </style:style>
    <style:style style:name="T1" style:family="text">
      <style:text-properties fo:color="#000000"/>
    </style:style>
    <style:style style:name="T2" style:family="text">
      <style:text-properties fo:color="#000000" style:font-name="Arial" fo:font-size="12pt" fo:language="ru" fo:country="none" style:font-name-asian="Arial1" style:font-size-asian="12pt" style:font-name-complex="Arial1" style:font-size-complex="12pt"/>
    </style:style>
    <style:style style:name="T3" style:family="text">
      <style:text-properties fo:color="#000000" style:font-name="Arial" fo:font-size="12pt" fo:language="ru" fo:country="none" officeooo:rsid="001736ad" style:font-name-asian="Arial1" style:font-size-asian="12pt" style:font-name-complex="Arial1" style:font-size-complex="12pt"/>
    </style:style>
    <style:style style:name="T4" style:family="text">
      <style:text-properties fo:color="#000000" style:font-name="Arial" fo:font-size="12pt" fo:language="ru" fo:country="none" fo:font-weight="bold" style:font-name-asian="Arial1" style:font-size-asian="12pt" style:font-weight-asian="bold" style:font-name-complex="Arial1" style:font-size-complex="12pt"/>
    </style:style>
    <style:style style:name="T5" style:family="text">
      <style:text-properties fo:color="#000000" style:font-name="Arial" fo:font-size="12pt" fo:language="en" fo:country="US" fo:font-weight="bold" style:font-name-asian="Arial1" style:font-size-asian="12pt" style:font-weight-asian="bold" style:font-name-complex="Arial1" style:font-size-complex="12pt"/>
    </style:style>
    <style:style style:name="T6" style:family="text">
      <style:text-properties fo:color="#000000" style:font-name="Arial" fo:font-size="12pt" style:font-name-asian="Arial1" style:font-size-asian="12pt" style:font-name-complex="Arial1" style:font-size-complex="12pt"/>
    </style:style>
    <style:style style:name="T7" style:family="text">
      <style:text-properties fo:color="#000000" style:font-name="Arial" fo:font-size="12pt" officeooo:rsid="001736ad" style:font-name-asian="Arial1" style:font-size-asian="12pt" style:font-name-complex="Arial1" style:font-size-complex="12pt"/>
    </style:style>
    <style:style style:name="T8" style:family="text">
      <style:text-properties fo:color="#000000" style:font-name="Arial" fo:font-size="10pt" fo:language="en" fo:country="US" fo:background-color="#ffffff" loext:char-shading-value="0" style:font-size-asian="10pt" style:font-name-complex="Arial1" style:font-size-complex="10pt"/>
    </style:style>
    <style:style style:name="T9" style:family="text">
      <style:text-properties fo:color="#000000" style:font-name="Arial" fo:font-size="10pt" fo:language="en" fo:country="US" officeooo:rsid="001b31b1" fo:background-color="#ffffff" loext:char-shading-value="0" style:font-size-asian="10pt" style:font-name-complex="Arial1" style:font-size-complex="10pt"/>
    </style:style>
    <style:style style:name="T10" style:family="text">
      <style:text-properties fo:color="#000000" style:font-name="Arial" fo:font-size="10pt" fo:language="en" fo:country="US" officeooo:rsid="001cb09f" fo:background-color="#ffffff" loext:char-shading-value="0" style:font-size-asian="10pt" style:font-name-complex="Arial1" style:font-size-complex="10pt"/>
    </style:style>
    <style:style style:name="T11" style:family="text">
      <style:text-properties fo:color="#000000" style:font-name="Arial" fo:font-size="10pt" fo:language="en" fo:country="US" style:font-size-asian="10pt" style:font-name-complex="Arial1" style:font-size-complex="10pt"/>
    </style:style>
    <style:style style:name="T12" style:family="text">
      <style:text-properties fo:color="#000000" style:font-name="Arial" fo:font-size="10pt" fo:language="en" fo:country="US" style:font-name-asian="Times New Roman1" style:font-size-asian="10pt" style:font-name-complex="Arial1" style:font-size-complex="10pt"/>
    </style:style>
    <style:style style:name="T13" style:family="text">
      <style:text-properties fo:color="#000000" style:font-name="Arial" fo:font-size="10pt" fo:background-color="#ffffff" loext:char-shading-value="0" style:font-size-asian="10pt" style:font-name-complex="Arial1" style:font-size-complex="10pt"/>
    </style:style>
    <style:style style:name="T14" style:family="text">
      <style:text-properties fo:color="#000000" fo:font-weight="bold" style:font-weight-asian="bold"/>
    </style:style>
    <style:style style:name="T15" style:family="text">
      <style:text-properties fo:color="#000000" fo:font-weight="bold" style:font-weight-asian="bold" style:font-name-complex="Calibri1"/>
    </style:style>
    <style:style style:name="T16" style:family="text">
      <style:text-properties fo:color="#000000" fo:font-weight="bold" style:font-weight-asian="bold" style:font-weight-complex="bold"/>
    </style:style>
    <style:style style:name="T17" style:family="text">
      <style:text-properties fo:color="#000000" style:font-name="Calibri" fo:font-size="11pt" style:font-size-asian="11pt" style:font-name-complex="Calibri1" style:font-size-complex="11pt"/>
    </style:style>
    <style:style style:name="T18" style:family="text">
      <style:text-properties fo:color="#000000" style:font-name="Calibri" fo:font-size="11pt" officeooo:rsid="001736ad" style:font-size-asian="11pt" style:font-name-complex="Calibri1" style:font-size-complex="11pt"/>
    </style:style>
    <style:style style:name="T19" style:family="text">
      <style:text-properties fo:color="#000000" style:font-name="Calibri" fo:font-size="11pt" officeooo:rsid="0027b983" style:font-size-asian="11pt" style:font-name-complex="Calibri1" style:font-size-complex="11pt"/>
    </style:style>
    <style:style style:name="T20" style:family="text">
      <style:text-properties fo:color="#000000" style:font-name="Calibri" fo:font-size="11pt" fo:language="en" fo:country="US" style:font-size-asian="11pt" style:font-name-complex="Calibri1" style:font-size-complex="11pt"/>
    </style:style>
    <style:style style:name="T21" style:family="text">
      <style:text-properties fo:color="#000000" style:font-name="Calibri" fo:language="en" fo:country="US" fo:background-color="#ffffff" loext:char-shading-value="0" style:font-name-complex="Calibri1"/>
    </style:style>
    <style:style style:name="T22" style:family="text">
      <style:text-properties fo:color="#000000" style:font-name="Calibri" fo:language="en" fo:country="US" officeooo:rsid="0034257e" fo:background-color="#ffffff" loext:char-shading-value="0" style:font-name-complex="Calibri1"/>
    </style:style>
    <style:style style:name="T23" style:family="text">
      <style:text-properties fo:color="#000000" style:font-name="Calibri" fo:language="en" fo:country="US" style:font-name-complex="Calibri1"/>
    </style:style>
    <style:style style:name="T24" style:family="text">
      <style:text-properties fo:color="#000000" style:font-name="Calibri" fo:background-color="#ffffff" loext:char-shading-value="0" style:font-name-complex="Calibri1"/>
    </style:style>
    <style:style style:name="T25" style:family="text">
      <style:text-properties fo:color="#000000" style:font-name="Calibri" officeooo:rsid="0034f469" fo:background-color="#ffffff" loext:char-shading-value="0" style:font-name-complex="Calibri1"/>
    </style:style>
    <style:style style:name="T26" style:family="text">
      <style:text-properties fo:color="#000000" style:font-name="Calibri" style:letter-kerning="true" style:font-name-asian="Times New Roman1" style:language-asian="zh" style:country-asian="CN" style:font-name-complex="Calibri1"/>
    </style:style>
    <style:style style:name="T27" style:family="text">
      <style:text-properties fo:color="#000000" fo:language="en" fo:country="US"/>
    </style:style>
    <style:style style:name="T28" style:family="text">
      <style:text-properties fo:color="#000000" fo:language="en" fo:country="US" fo:font-weight="bold" style:font-weight-asian="bold"/>
    </style:style>
    <style:style style:name="T29" style:family="text">
      <style:text-properties fo:color="#000000" fo:language="en" fo:country="US" style:font-name-complex="Calibri1"/>
    </style:style>
    <style:style style:name="T30" style:family="text">
      <style:text-properties fo:color="#000000" fo:language="en" fo:country="US" officeooo:rsid="0017fca0"/>
    </style:style>
    <style:style style:name="T31" style:family="text">
      <style:text-properties fo:color="#000000" style:font-name-complex="Calibri1"/>
    </style:style>
    <style:style style:name="T32" style:family="text">
      <style:text-properties fo:color="#000000" officeooo:rsid="0034f469" style:font-name-complex="Calibri1"/>
    </style:style>
    <style:style style:name="T33" style:family="text">
      <style:text-properties fo:color="#000000" officeooo:rsid="0017fca0"/>
    </style:style>
    <style:style style:name="T34" style:family="text">
      <style:text-properties fo:color="#000000" officeooo:rsid="001f53e3"/>
    </style:style>
    <style:style style:name="T35" style:family="text">
      <style:text-properties fo:color="#000000" style:font-name="Verdana" fo:font-size="10pt" style:font-size-asian="10pt" style:font-size-complex="10pt"/>
    </style:style>
    <style:style style:name="T36" style:family="text">
      <style:text-properties fo:color="#000000" officeooo:rsid="0027b983"/>
    </style:style>
    <style:style style:name="T37" style:family="text">
      <style:text-properties fo:color="#000000" officeooo:rsid="002bad54"/>
    </style:style>
    <style:style style:name="T38" style:family="text">
      <style:text-properties fo:color="#000000" officeooo:rsid="002cc3ce"/>
    </style:style>
    <style:style style:name="T39" style:family="text">
      <style:text-properties fo:font-weight="bold" style:font-weight-asian="bold"/>
    </style:style>
    <style:style style:name="T40" style:family="text">
      <style:text-properties fo:font-weight="bold" style:font-weight-asian="bold" style:font-name-complex="Calibri1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language="en" fo:country="US"/>
    </style:style>
    <style:style style:name="T43" style:family="text">
      <style:text-properties fo:language="en" fo:country="US" officeooo:rsid="001c8b91"/>
    </style:style>
    <style:style style:name="T44" style:family="text">
      <style:text-properties fo:language="en" fo:country="US" officeooo:rsid="001cb09f"/>
    </style:style>
    <style:style style:name="T45" style:family="text">
      <style:text-properties fo:language="en" fo:country="US" officeooo:rsid="00215770"/>
    </style:style>
    <style:style style:name="T46" style:family="text">
      <style:text-properties fo:language="en" fo:country="US" fo:font-weight="normal" style:font-weight-asian="normal" style:font-weight-complex="normal"/>
    </style:style>
    <style:style style:name="T47" style:family="text">
      <style:text-properties style:font-name="Calibri" fo:font-size="11pt" style:font-size-asian="11pt" style:font-name-complex="Calibri1" style:font-size-complex="11pt"/>
    </style:style>
    <style:style style:name="T48" style:family="text">
      <style:text-properties style:font-name="Calibri" fo:font-size="11pt" officeooo:rsid="0027b983" style:font-size-asian="11pt" style:font-name-complex="Calibri1" style:font-size-complex="11pt"/>
    </style:style>
    <style:style style:name="T49" style:family="text">
      <style:text-properties style:font-name="Calibri" style:letter-kerning="true" style:font-name-asian="Times New Roman1" style:language-asian="zh" style:country-asian="CN"/>
    </style:style>
    <style:style style:name="T50" style:family="text">
      <style:text-properties style:font-name="Arial" fo:font-size="10.5pt" fo:background-color="#ffffff" loext:char-shading-value="0" style:font-size-asian="10.5pt" style:font-name-complex="Arial1" style:font-size-complex="10.5pt"/>
    </style:style>
    <style:style style:name="T51" style:family="text">
      <style:text-properties fo:color="#222222" style:font-name="Arial" fo:font-size="10.5pt" fo:background-color="#ffffff" loext:char-shading-value="0" style:font-size-asian="10.5pt" style:font-name-complex="Arial1" style:font-size-complex="10.5pt"/>
    </style:style>
    <style:style style:name="T52" style:family="text">
      <style:text-properties fo:color="#222222" style:font-name="Arial" fo:font-size="10.5pt" fo:background-color="#ffffff" loext:char-shading-value="0" style:font-size-asian="10.5pt" style:font-name-complex="Arial1" style:font-size-complex="10.5pt" style:font-style-complex="italic"/>
    </style:style>
    <style:style style:name="T53" style:family="text">
      <style:text-properties fo:color="#222222" style:font-name="Arial" fo:font-size="10.5pt" fo:font-weight="bold" fo:background-color="#ffffff" loext:char-shading-value="0" style:font-size-asian="10.5pt" style:font-weight-asian="bold" style:font-name-complex="Arial1" style:font-size-complex="10.5pt" style:font-weight-complex="bold"/>
    </style:style>
    <style:style style:name="T54" style:family="text">
      <style:text-properties fo:color="#222222" style:font-name="Arial" fo:font-size="10pt" fo:background-color="#ffffff" loext:char-shading-value="0" style:font-size-asian="10pt" style:font-name-complex="Arial1" style:font-size-complex="10pt"/>
    </style:style>
    <style:style style:name="T55" style:family="text">
      <style:text-properties fo:color="#222222" fo:font-size="10.5pt" fo:background-color="#ffffff" loext:char-shading-value="0" style:font-size-asian="10.5pt" style:font-size-complex="10.5pt"/>
    </style:style>
    <style:style style:name="T56" style:family="text">
      <style:text-properties fo:color="#222222" fo:background-color="#ffffff" loext:char-shading-value="0" style:font-name-complex="Calibri1"/>
    </style:style>
    <style:style style:name="T57" style:family="text">
      <style:text-properties officeooo:rsid="0017fca0"/>
    </style:style>
    <style:style style:name="T58" style:family="text">
      <style:text-properties officeooo:rsid="00190131"/>
    </style:style>
    <style:style style:name="T59" style:family="text">
      <style:text-properties officeooo:rsid="001967a5"/>
    </style:style>
    <style:style style:name="T60" style:family="text">
      <style:text-properties officeooo:rsid="001b31b1"/>
    </style:style>
    <style:style style:name="T61" style:family="text">
      <style:text-properties officeooo:rsid="001c8b91"/>
    </style:style>
    <style:style style:name="T62" style:family="text">
      <style:text-properties officeooo:rsid="001cb09f"/>
    </style:style>
    <style:style style:name="T63" style:family="text">
      <style:text-properties officeooo:rsid="001d4fab"/>
    </style:style>
    <style:style style:name="T64" style:family="text">
      <style:text-properties officeooo:rsid="001eaa3f"/>
    </style:style>
    <style:style style:name="T65" style:family="text">
      <style:text-properties officeooo:rsid="001f53e3"/>
    </style:style>
    <style:style style:name="T66" style:family="text">
      <style:text-properties officeooo:rsid="001f53e3" fo:background-color="#ffffff" loext:char-shading-value="0" style:font-name-complex="Arial1"/>
    </style:style>
    <style:style style:name="T67" style:family="text">
      <style:text-properties officeooo:rsid="0020ae81"/>
    </style:style>
    <style:style style:name="T68" style:family="text">
      <style:text-properties officeooo:rsid="00215770"/>
    </style:style>
    <style:style style:name="T69" style:family="text">
      <style:text-properties officeooo:rsid="00225c32"/>
    </style:style>
    <style:style style:name="T70" style:family="text">
      <style:text-properties officeooo:rsid="002412eb"/>
    </style:style>
    <style:style style:name="T71" style:family="text">
      <style:text-properties officeooo:rsid="0025516c"/>
    </style:style>
    <style:style style:name="T72" style:family="text">
      <style:text-properties officeooo:rsid="0027114a"/>
    </style:style>
    <style:style style:name="T73" style:family="text">
      <style:text-properties officeooo:rsid="0027b983"/>
    </style:style>
    <style:style style:name="T74" style:family="text">
      <style:text-properties officeooo:rsid="00299cd4"/>
    </style:style>
    <style:style style:name="T75" style:family="text">
      <style:text-properties officeooo:rsid="002a09c9"/>
    </style:style>
    <style:style style:name="T76" style:family="text">
      <style:text-properties officeooo:rsid="002cc3ce"/>
    </style:style>
    <style:style style:name="T77" style:family="text">
      <style:text-properties officeooo:rsid="002dcc1a"/>
    </style:style>
    <style:style style:name="T78" style:family="text">
      <style:text-properties officeooo:rsid="002f7015"/>
    </style:style>
    <style:style style:name="T79" style:family="text">
      <style:text-properties officeooo:rsid="00316b72"/>
    </style:style>
    <style:style style:name="T80" style:family="text">
      <style:text-properties officeooo:rsid="00318431"/>
    </style:style>
    <style:style style:name="T81" style:family="text">
      <style:text-properties officeooo:rsid="00325722"/>
    </style:style>
    <style:style style:name="T82" style:family="text">
      <style:text-properties officeooo:rsid="0034f46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Санкт-Петербургский политехнический университет Петра Великого</text:p>
      <text:p text:style-name="P15">Кафедра компьютерных систем и программных технологий</text:p>
      <text:p text:style-name="P13"><text:s/></text:p>
      <text:p text:style-name="P13"><text:s/></text:p>
      <text:p text:style-name="P13"><text:s/></text:p>
      <text:p text:style-name="P13"><text:s/></text:p>
      <text:p text:style-name="P13"><text:s/></text:p>
      <text:p text:style-name="P13"><text:s/></text:p>
      <text:p text:style-name="P13"><text:s/></text:p>
      <text:p text:style-name="P13"><text:s/></text:p>
      <text:p text:style-name="P16">Отчёт по лабораторной работе №1</text:p>
      <text:p text:style-name="P11"><text:span text:style-name="T4">Интерпретаторы командной строки ОС </text:span><text:span text:style-name="T5">Linux</text:span></text:p>
      <text:p text:style-name="P12"/>
      <text:p text:style-name="P13"/>
      <text:p text:style-name="P13"><text:s/></text:p>
      <text:p text:style-name="P13"/>
      <text:p text:style-name="P13"/>
      <text:p text:style-name="P13"><text:s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/></text:p>
      <text:p text:style-name="P14"><text:s/></text:p>
      <text:p text:style-name="P10"><text:span text:style-name="T2">Выполнил студент гр. 3530901/70203 <text:s text:c="29"/>_____________ </text:span><text:span text:style-name="T3">И</text:span><text:span text:style-name="T6">.</text:span><text:span text:style-name="T7">Д</text:span><text:span text:style-name="T6">.</text:span><text:span text:style-name="T7">Иванов</text:span></text:p>
      <text:p text:style-name="P14"/>
      <text:p text:style-name="P10"><text:span text:style-name="T2">Преподаватель <text:s text:c="66"/>___________</text:span><text:span text:style-name="T6"> </text:span><text:span text:style-name="T2">Е.В.Душутина</text:span></text:p>
      <text:p text:style-name="P14"><text:s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Санкт-Петербург</text:p>
      <text:p text:style-name="P11"><text:span text:style-name="T2">201</text:span><text:span text:style-name="T3">9</text:span></text:p>
      <text:list xml:id="list284130411" text:style-name="WWNum1">
        <text:list-item>
          <text:p text:style-name="P38"><text:span text:style-name="T40"><text:s/></text:span><text:span text:style-name="T15">Цели работы:</text:span></text:p>
        </text:list-item>
      </text:list>
      <text:list xml:id="list2625582989" text:style-name="WWNum2">
        <text:list-item>
          <text:p text:style-name="P43">Изучение основных команд пользовательского интерфейса</text:p>
        </text:list-item>
        <text:list-item>
          <text:p text:style-name="P43">Изучение цикла подготовки и исполнения программ</text:p>
        </text:list-item>
        <text:list-item>
          <text:p text:style-name="P44">Изучение команд и утилит обработки текстов</text:p>
        </text:list-item>
      </text:list>
      <text:list xml:id="list200635065116430" text:continue-list="list284130411" text:style-name="WWNum1">
        <text:list-item>
          <text:p text:style-name="P34">Программа работы</text:p>
        </text:list-item>
      </text:list>
      <text:p text:style-name="P30"><text:span text:style-name="T17">Скрипт для </text:span><text:span text:style-name="T18">автологирования</text:span><text:span text:style-name="T17"> </text:span><text:span text:style-name="T18">:</text:span></text:p>
      <text:p text:style-name="P31"/>
      <text:p text:style-name="P30"><text:span text:style-name="T17"><text:tab/></text:span><text:span text:style-name="T20">#!/bin/bash</text:span></text:p>
      <text:p text:style-name="P33"><text:tab/>set -o history</text:p>
      <text:p text:style-name="P33"><text:tab/>while true</text:p>
      <text:p text:style-name="P33"><text:tab/>do</text:p>
      <text:p text:style-name="P33"><text:tab/><text:tab/>PS1=$(whoami)@$(hostname):$(pwd)$</text:p>
      <text:p text:style-name="P33"><text:tab/><text:tab/>echo -n "$PS1 "</text:p>
      <text:p text:style-name="P33"><text:tab/><text:tab/>read command</text:p>
      <text:p text:style-name="P33"><text:tab/><text:tab/>result=`eval $command`</text:p>
      <text:p text:style-name="P33"><text:tab/><text:tab/>history -s $command</text:p>
      <text:p text:style-name="P33"><text:tab/><text:tab/>echo "$command" &gt;&gt; Report.txt</text:p>
      <text:p text:style-name="P33"><text:tab/><text:tab/>echo "$result"</text:p>
      <text:p text:style-name="P33"><text:tab/><text:tab/>echo "$result" &gt;&gt; Report.txt</text:p>
      <text:p text:style-name="P30"><text:span text:style-name="T20"><text:tab/><text:tab/></text:span><text:span text:style-name="T17">echo ""</text:span></text:p>
      <text:p text:style-name="P32"><text:tab/>done</text:p>
      <text:p text:style-name="P32"/>
      <text:list xml:id="list200635689545854" text:continue-numbering="true" text:style-name="WWNum1">
        <text:list-item>
          <text:list>
            <text:list-item>
              <text:p text:style-name="P35">Основы работы с командным интерфейсом</text:p>
            </text:list-item>
          </text:list>
        </text:list-item>
      </text:list>
      <text:list xml:id="list1763016812" text:style-name="WWNum4">
        <text:list-item>
          <text:p text:style-name="P37">Введем следующие информационные команды для получения полезных сведений об ОС и текущем сеансе: </text:p>
        </text:list-item>
      </text:list>
      <text:p text:style-name="P18">date -- вывод текущей даты; <text:line-break/>who  -- кто находится в системе; <text:line-break/>who am i  ; <text:line-break/>tty  -- полное имя файла-терминала; <text:line-break/>logname -- входное имя; <text:line-break/>uname  --  имя  UNIX-системы  ("имя компьютера")</text:p>
      <text:p text:style-name="P18"/>
      <text:p text:style-name="P19">date</text:p>
      <text:p text:style-name="P19">Thu 26 Sep 2019 10:55:16 AM MSK</text:p>
      <text:p text:style-name="P17"><text:span text:style-name="T1">День недели/</text:span><text:span text:style-name="T33">число</text:span><text:span text:style-name="T1">/</text:span><text:span text:style-name="T33">месяц</text:span><text:span text:style-name="T1">/</text:span><text:span text:style-name="T33">год</text:span><text:span text:style-name="T1">/</text:span><text:span text:style-name="T33">время/часовой пояс</text:span></text:p>
      <text:p text:style-name="P18"/>
      <text:p text:style-name="P19">who</text:p>
      <text:p text:style-name="P19">asdf <text:s text:c="4"/>tty7 <text:s text:c="8"/>2019-09-26 09:53 (:0)</text:p>
      <text:p text:style-name="P17"><text:span text:style-name="T33">И</text:span><text:span text:style-name="T1">мя</text:span><text:span text:style-name="T33"> пользователя</text:span><text:span text:style-name="T27">/</text:span><text:span text:style-name="T1">запущ</text:span><text:span text:style-name="T30">енные </text:span><text:span text:style-name="T1">процессы</text:span><text:span text:style-name="T27">/</text:span><text:span text:style-name="T1">дата</text:span></text:p>
      <text:p text:style-name="P19"/>
      <text:p text:style-name="P19">whoami</text:p>
      <text:p text:style-name="P19">asdf</text:p>
      <text:p text:style-name="P17"><text:span text:style-name="T33">И</text:span><text:span text:style-name="T1">мя</text:span><text:span text:style-name="T27"> </text:span><text:span text:style-name="T1">пользователя</text:span></text:p>
      <text:p text:style-name="P19"/>
      <text:p text:style-name="P19"><text:soft-page-break/>tty</text:p>
      <text:p text:style-name="P19">/dev/pts/0</text:p>
      <text:p text:style-name="P17"><text:span text:style-name="T33">Местонахождение исполняемого файла терминала </text:span><text:span text:style-name="T1">и его название</text:span></text:p>
      <text:p text:style-name="P18"/>
      <text:p text:style-name="P19">logname</text:p>
      <text:p text:style-name="P19">asdf</text:p>
      <text:p text:style-name="P17"><text:span text:style-name="T33">И</text:span><text:span text:style-name="T1">мя, под которым был осуществлен вход в систему</text:span></text:p>
      <text:p text:style-name="P18"/>
      <text:p text:style-name="P19">uname</text:p>
      <text:p text:style-name="P19">Linux</text:p>
      <text:p text:style-name="P17"><text:span text:style-name="T1">Имя</text:span><text:span text:style-name="T27"> UNIX </text:span><text:span text:style-name="T1">системы</text:span><text:span text:style-name="T27">.</text:span></text:p>
      <text:p text:style-name="P21"/>
      <text:p text:style-name="P21"/>
      <text:list xml:id="list200634758261591" text:continue-numbering="true" text:style-name="WWNum4">
        <text:list-item>
          <text:p text:style-name="P37">Команда sleep</text:p>
        </text:list-item>
      </text:list>
      <text:p text:style-name="Standard">Введем команду:</text:p>
      <text:p text:style-name="Standard"><text:tab/><text:span text:style-name="T57">s</text:span>leep 5</text:p>
      <text:p text:style-name="Standard">Данная команда "погружает в сон" работу терминала на указанное количество секунд. При нажатии комбинаци<text:span text:style-name="T58">и</text:span> клавиш <text:span text:style-name="T42">ctrl</text:span>+<text:span text:style-name="T42">c</text:span> (&lt;^<text:span text:style-name="T42">C</text:span>&gt;) работа команды <text:span text:style-name="T42">sleep</text:span> перерывается и терминал продолжает работать в обычном режиме.</text:p>
      <text:list xml:id="list200635261618753" text:continue-numbering="true" text:style-name="WWNum4">
        <text:list-item>
          <text:p text:style-name="P37"><text:s/>Справочное руководство</text:p>
        </text:list-item>
      </text:list>
      <text:p text:style-name="Standard">При помощи команды <text:span text:style-name="T42">man</text:span> можно получить справочную информацию о любой команде.</text:p>
      <text:p text:style-name="Standard"><text:tab/>- NAME <text:span text:style-name="T58">(Н</text:span>азвание команды и кратко описано её действие);</text:p>
      <text:p text:style-name="Standard"><text:tab/>- SYNOPSIS (<text:span text:style-name="T58">С</text:span>интаксис команды, то что находится в квадратных скобках, вводить не обязательно);</text:p>
      <text:p text:style-name="Standard"><text:tab/>- DESCRIPTION (<text:span text:style-name="T58">О</text:span>писание функций флагов команды);</text:p>
      <text:p text:style-name="Standard"><text:tab/>- AUTHOR (<text:span text:style-name="T58">Автор)</text:span>;</text:p>
      <text:p text:style-name="Standard"><text:tab/>- REPORTING BUGS (<text:span text:style-name="T58">К</text:span>онтактные данные: e-mail или сайт, по которым можно обратиться по поводу выявленных ошибок);</text:p>
      <text:p text:style-name="Standard"><text:tab/>- COPYRIGHT (<text:span text:style-name="T58">И</text:span>нформация о лицензии, <text:span text:style-name="T58">по которой распространяется данное ПО</text:span>);</text:p>
      <text:p text:style-name="Standard"><text:tab/>- SEE ALSO (<text:span text:style-name="T58">С</text:span>писок команд, которые рекомендуют посмотреть авторы справки).</text:p>
      <text:p text:style-name="P3"/>
      <text:list xml:id="list200635543982978" text:continue-numbering="true" text:style-name="WWNum4">
        <text:list-item>
          <text:p text:style-name="P37">Работа с файлами </text:p>
        </text:list-item>
      </text:list>
      <text:p text:style-name="Standard">а)Информация о файлах из командной строки </text:p>
      <text:p text:style-name="P4">ls</text:p>
      <text:p text:style-name="P4">autoLog <text:s/>Documents <text:s/>Music <text:s text:c="4"/>Public <text:s text:c="5"/>Templates</text:p>
      <text:p text:style-name="P4"><text:soft-page-break/>Desktop <text:s/>Downloads <text:s/>Pictures <text:s/>Report.txt <text:s/>Videos</text:p>
      <text:p text:style-name="Standard">Команда выводит все файлы и папки находящие в данном каталоге. <text:s/></text:p>
      <text:p text:style-name="P21">ls -l</text:p>
      <text:p text:style-name="P21">total 84</text:p>
      <text:p text:style-name="P21">-rwxr-xr-x 1 asdf asdf <text:s text:c="2"/>256 Sep 26 10:45 autoLog</text:p>
      <text:p text:style-name="P21">drwxr-xr-x 3 asdf asdf <text:s/>4096 Sep 23 13:19 Desktop</text:p>
      <text:p text:style-name="P21">drwxr-xr-x 8 asdf asdf <text:s/>4096 Sep 26 10:42 Documents</text:p>
      <text:p text:style-name="P21">drwxr-xr-x 4 asdf asdf 49152 Sep 26 10:54 Downloads</text:p>
      <text:p text:style-name="P21">drwxr-xr-x 2 asdf asdf <text:s/>4096 Sep 11 17:56 Music</text:p>
      <text:p text:style-name="P21">drwxr-xr-x 2 asdf asdf <text:s/>4096 Sep 26 10:12 Pictures</text:p>
      <text:p text:style-name="P21">drwxr-xr-x 2 asdf asdf <text:s/>4096 Sep 11 17:56 Public</text:p>
      <text:p text:style-name="P21">-rw-r--r-- 1 asdf asdf <text:s text:c="3"/>78 Sep 26 11:18 Report.txt</text:p>
      <text:p text:style-name="P21">drwxr-xr-x 2 asdf asdf <text:s/>4096 Sep 11 17:56 Templates</text:p>
      <text:p text:style-name="P21">drwxr-xr-x 2 asdf asdf <text:s/>4096 Sep 11 17:56 Videos</text:p>
      <text:p text:style-name="Standard">Первый столбец <text:span text:style-name="T59">показывает </text:span>права доступа, <text:span text:style-name="T59">а также позволяет узнать, является ли объект каталогом</text:span>(<text:span text:style-name="T42">d</text:span>-каталог,<text:span text:style-name="T42">r</text:span>-считывание,<text:span text:style-name="T42">w</text:span>-запись,<text:span text:style-name="T42">x</text:span>-выполнение). Второй столбец - кол-во ссылок на файл/каталог. Третий - Имя владельца. Четвертый-имя группы. Пятый - вес файла в байтах. <text:s/>Шестой - Дата последнего изменения. Седьмой - Название.</text:p>
      <text:p text:style-name="Standard">ls Documents</text:p>
      <text:p text:style-name="Standard">CTFlearn <text:s/>flex <text:s/>hachyou <text:s/>JohnTheRipper <text:s/>NordCTF <text:s/>OS</text:p>
      <text:p text:style-name="Standard">С помощью команды <text:span text:style-name="T42">ls</text:span> можно узнать содержимое каталога, <text:span text:style-name="T60">даже не находясь в нём.</text:span></text:p>
      <text:p text:style-name="Standard">б) Вывод содержимого файлов</text:p>
      <text:p text:style-name="Standard">Команда <text:span text:style-name="T42">cat</text:span> выводит содержимое файла</text:p>
      <text:p text:style-name="P21">cat test.txt</text:p>
      <text:p text:style-name="P21">Something here.......</text:p>
      <text:p text:style-name="P17"/>
      <text:p text:style-name="Standard">При применении к каталог выводится информация о том, что команда была применена к каталогу.</text:p>
      <text:p text:style-name="P17"><text:span text:style-name="T9">c</text:span><text:span text:style-name="T8">at Downloads</text:span></text:p>
      <text:p text:style-name="P20">cat: Downloads: Is a directory</text:p>
      <text:p text:style-name="P21"/>
      <text:p text:style-name="Standard">в) Операции с файлами </text:p>
      <text:p text:style-name="Standard"><text:span text:style-name="T1">Переименование файла осуществляется пересылкой его от одного имени к другому (mv -- move)</text:span>:</text:p>
      <text:p text:style-name="P21">mv test.txt aaa.txt</text:p>
      <text:p text:style-name="P21"><text:span text:style-name="T61">l</text:span>s</text:p>
      <text:p text:style-name="P21">aaa.txt <text:s/>Desktop <text:s text:c="3"/>Downloads <text:s/>Pictures <text:s/>Report.txt <text:s/>Videos</text:p>
      <text:p text:style-name="P21">autoLog <text:s/>Documents <text:s/>Music <text:s text:c="5"/>Public <text:s text:c="3"/>Templates</text:p>
      <text:p text:style-name="P21"/>
      <text:p text:style-name="P17">Файл <text:span text:style-name="T43">test</text:span>.<text:span text:style-name="T42">txt</text:span> был переименовал в <text:span text:style-name="T43">aaa.txt</text:span>.</text:p>
      <text:p text:style-name="P17"/>
      <text:p text:style-name="P17"/>
      <text:p text:style-name="P18"><text:soft-page-break/>Копирование файлов осуществляется с помощью команды cp:</text:p>
      <text:p text:style-name="P21">cp aaa.txt bbb.txt</text:p>
      <text:p text:style-name="P21"><text:span text:style-name="T61">l</text:span>s</text:p>
      <text:p text:style-name="P21">aaa.txt <text:s/>bbb.txt <text:s/>Documents <text:s/>Music <text:s text:c="4"/>Public <text:s text:c="5"/>Templates</text:p>
      <text:p text:style-name="P21">autoLog <text:s/>Desktop <text:s/>Downloads <text:s/>Pictures <text:s/>Report.txt <text:s/>Videos</text:p>
      <text:p text:style-name="P21"/>
      <text:p text:style-name="Standard"><text:span text:style-name="T61">Создался файл bbb.txt,</text:span> являющийся копией <text:span text:style-name="T43">aaa.txt</text:span>.</text:p>
      <text:p text:style-name="P9">Удаление файла осуществляется при помощи команды rm:</text:p>
      <text:p text:style-name="P19">rm bbb.txt</text:p>
      <text:p text:style-name="P19">ls</text:p>
      <text:p text:style-name="P19">aaa.txt <text:s/>Desktop <text:s text:c="3"/>Downloads <text:s/>Pictures <text:s/>Report.txt <text:s/>Videos</text:p>
      <text:p text:style-name="P19">autoLog <text:s/>Documents <text:s/>Music <text:s text:c="5"/>Public <text:s text:c="3"/>Templates</text:p>
      <text:p text:style-name="P17"/>
      <text:list xml:id="list200634605703733" text:continue-numbering="true" text:style-name="WWNum4">
        <text:list-item>
          <text:p text:style-name="P37">Работа с каталогами</text:p>
        </text:list-item>
      </text:list>
      <text:p text:style-name="P18"><text:span text:style-name="T61">Полное имя текущего каталога(команда pwd)</text:span>:</text:p>
      <text:p text:style-name="P18"/>
      <text:p text:style-name="P21">pwd</text:p>
      <text:p text:style-name="P21">/home/asdf</text:p>
      <text:p text:style-name="P21"/>
      <text:p text:style-name="Standard">При создании файла <text:span text:style-name="T42">prog</text:span>.<text:span text:style-name="T42">c</text:span> его полное имя будет /<text:span text:style-name="T42">home</text:span>/<text:span text:style-name="T42">a</text:span><text:span text:style-name="T44">sdf</text:span>/<text:span text:style-name="T42">prog</text:span>.<text:span text:style-name="T42">c</text:span>.</text:p>
      <text:p text:style-name="Standard">Команда <text:span text:style-name="T42">ls</text:span> / показывает содержимое корневого каталога файловой системы:</text:p>
      <text:p text:style-name="P17"><text:span text:style-name="T10">l</text:span><text:span text:style-name="T8">s /</text:span></text:p>
      <text:p text:style-name="P20">bin <text:s text:c="2"/>home <text:s text:c="11"/>lib64 <text:s text:c="6"/>mnt <text:s text:c="2"/>run <text:s text:c="2"/>tmp <text:s text:c="5"/>vmlinuz.old</text:p>
      <text:p text:style-name="P20">boot <text:s/>initrd.img <text:s text:c="5"/>libx32 <text:s text:c="5"/>opt <text:s text:c="2"/>sbin <text:s/>usr</text:p>
      <text:p text:style-name="P20">dev <text:s text:c="2"/>initrd.img.old <text:s/>lost+found <text:s/>proc <text:s/>srv <text:s text:c="2"/>var</text:p>
      <text:p text:style-name="P20">etc <text:s text:c="2"/>lib <text:s text:c="12"/>media <text:s text:c="6"/>root <text:s/>sys <text:s text:c="2"/>vmlinuz</text:p>
      <text:p text:style-name="P21"/>
      <text:p text:style-name="Standard">Команда ls -l / выводит полную информацию о всех файлах и каталогах корн<text:span text:style-name="T62">евого каталога </text:span>файловой системы:</text:p>
      <text:p text:style-name="P52">asdf@BigAwesomeTurtle:~$ ls -l /</text:p>
      <text:p text:style-name="P52">total 60</text:p>
      <text:p text:style-name="P52">lrwxrwxrwx <text:s text:c="2"/>1 root root <text:s text:c="4"/>7 Sep <text:s/>4 23:41 bin -&gt; usr/bin</text:p>
      <text:p text:style-name="P52">drwxr-xr-x <text:s text:c="2"/>3 root root <text:s/>4096 Sep 25 14:15 boot</text:p>
      <text:p text:style-name="P52">drwxr-xr-x <text:s/>18 root root <text:s/>3200 Sep 26 12:10 dev</text:p>
      <text:p text:style-name="P52">drwxr-xr-x 124 root root <text:s/>4096 Sep 26 12:14 etc</text:p>
      <text:p text:style-name="P52">drwxr-xr-x <text:s text:c="2"/>3 root root <text:s/>4096 Sep 11 17:54 home</text:p>
      <text:p text:style-name="P52">lrwxrwxrwx <text:s text:c="2"/>1 root root <text:s text:c="3"/>35 Sep <text:s/>4 23:42 initrd.img -&gt; boot/initrd.img-5.2.0-kali2-686-pae</text:p>
      <text:p text:style-name="P52">lrwxrwxrwx <text:s text:c="2"/>1 root root <text:s text:c="3"/>35 Sep <text:s/>4 23:42 initrd.img.old -&gt; boot/initrd.img-5.2.0-kali2-686-pae</text:p>
      <text:p text:style-name="P52">lrwxrwxrwx <text:s text:c="2"/>1 root root <text:s text:c="4"/>7 Sep <text:s/>4 23:42 lib -&gt; usr/lib</text:p>
      <text:p text:style-name="P52">lrwxrwxrwx <text:s text:c="2"/>1 root root <text:s text:c="4"/>9 Sep <text:s/>4 23:42 lib64 -&gt; usr/lib64</text:p>
      <text:p text:style-name="P52">lrwxrwxrwx <text:s text:c="2"/>1 root root <text:s text:c="3"/>10 Sep <text:s/>4 23:42 libx32 -&gt; usr/libx32</text:p>
      <text:p text:style-name="P52">drwx------ <text:s text:c="2"/>2 root root 16384 Sep <text:s/>4 23:41 lost+found</text:p>
      <text:p text:style-name="P52">drwxr-xr-x <text:s text:c="2"/>3 root root <text:s/>4096 Sep <text:s/>4 23:49 media</text:p>
      <text:p text:style-name="P52">drwxr-xr-x <text:s text:c="2"/>2 root root <text:s/>4096 Aug 27 16:50 mnt</text:p>
      <text:p text:style-name="P52">drwxr-xr-x <text:s text:c="2"/>3 root root <text:s/>4096 Sep <text:s/>6 19:33 opt</text:p>
      <text:p text:style-name="P26">и т.д.</text:p>
      <text:p text:style-name="Standard"><text:soft-page-break/>Пользователь <text:span text:style-name="T63">root </text:span>имеет <text:span text:style-name="T63">полный </text:span><text:s/>доступ к каталогу <text:span text:style-name="T42">bin</text:span> , <text:span text:style-name="T63">у пользователя asdf вместо каталога bin имеется ссылка на каталог usr/bin</text:span>. <text:span text:style-name="T64">И</text:span>мя владельца root, имя группы root, размер <text:span text:style-name="T64">7 </text:span>б<text:span text:style-name="T64">айт</text:span>, дата последнего изменения каталога <text:span text:style-name="T64">4</text:span> сентября <text:span text:style-name="T64">23</text:span>:<text:span text:style-name="T64">41</text:span>. </text:p>
      <text:p text:style-name="Standard">Теперь перейдём в каталог выше с помощью команды cd .. . Определим его полное имя и содержимое:<text:tab/></text:p>
      <text:p text:style-name="P17"><text:span text:style-name="T13">asdf@BigAwesomeTurtle:~$ cd ..</text:span></text:p>
      <text:p text:style-name="P17"><text:span text:style-name="T13">asdf@BigAwesomeTurtle:/home$ cd ..</text:span></text:p>
      <text:p text:style-name="P17"><text:span text:style-name="T13">asdf@BigAwesomeTurtle:/$ cd ..</text:span></text:p>
      <text:p text:style-name="P17"><text:span text:style-name="T13">asdf@BigAwesomeTurtle:/$ </text:span></text:p>
      <text:p text:style-name="P17"><text:span text:style-name="T13"/></text:p>
      <text:p text:style-name="Standard">Сначала мы поднялись в /<text:span text:style-name="T42">home</text:span>, а затем в корневой каталог. Выше подняться уже нельзя.</text:p>
      <text:p text:style-name="P6">С помощью команды ls с ключами 'l' и 'd' ('ls -ld') определи<text:span text:style-name="T64">м</text:span> владельцев каталогов / , /bin , и <text:s/>домашнего каталога.</text:p>
      <text:p text:style-name="P5"><text:span text:style-name="T12">asdf@BigAwesomeTurtle:/$ ls -ld /</text:span></text:p>
      <text:p text:style-name="P5"><text:span text:style-name="T12">drwxr-xr-x 18 root root 4096 Sep <text:s/>4 23:48 /</text:span></text:p>
      <text:p text:style-name="P5"><text:span text:style-name="T12">asdf@BigAwesomeTurtle:/$ ls -ld /bin</text:span></text:p>
      <text:p text:style-name="P5"><text:span text:style-name="T12">lrwxrwxrwx 1 root root 7 Sep <text:s/>4 23:41 /bin -&gt; usr/bin</text:span></text:p>
      <text:p text:style-name="P5"><text:span text:style-name="T12">asdf@BigAwesomeTurtle:/$ ls -ld ~</text:span></text:p>
      <text:p text:style-name="P5"><text:span text:style-name="T12">drwxr-xr-x 20 asdf asdf 4096 Sep 30 15:56 /home/asdf</text:span></text:p>
      <text:p text:style-name="P17"/>
      <text:p text:style-name="Standard">Измен<text:span text:style-name="T64">я</text:span>ть содержимое каталогов / <text:span text:style-name="T64">и /bin </text:span>нельзя - нет прав. <text:span text:style-name="T64">Изменять содержимое домашнего каталога можно.</text:span></text:p>
      <text:p text:style-name="P60">Создадим новый каталог с помощью команды mkdir</text:p>
      <text:p text:style-name="Standard"><text:tab/>mkdir NewFolder</text:p>
      <text:p text:style-name="Standard"><text:span text:style-name="T64">Перейдём в созданный каталог с помощью команды</text:span> <text:span text:style-name="T42">cd</text:span>:</text:p>
      <text:p text:style-name="Standard"><text:tab/> <text:span text:style-name="T42">cd</text:span> <text:span text:style-name="T42">NewFolder</text:span></text:p>
      <text:p text:style-name="Standard">Нам не требуется указывать полный путь т.к. мы находимся всего на 1 ступень выше, однако если бы мы находились на несколько ступеней дальше от каталога нам бы пришлось вводить путь от каталога, в котором мы находимся в данный момент, до нужного нам каталога<text:span text:style-name="T64">(вместо этого также можно указать путь от корневого каталога или путь от домашнего каталога).</text:span></text:p>
      <text:p text:style-name="P6">Скопир<text:span text:style-name="T64">уем</text:span> в новый каталог какой-либо файл из вышележащего (исходного) каталога:</text:p>
      <text:p text:style-name="P4">alexei@alexei-VirtualBox:~/NewFolder$ cp ../<text:span text:style-name="T64">aaa.txt aaa</text:span></text:p>
      <text:p text:style-name="P4">asdf@BigAwesomeTurtle:~/NewFolder$ ls</text:p>
      <text:p text:style-name="P4">aaa</text:p>
      <text:p text:style-name="P17"><text:span text:style-name="T34">Вернуться в вышележащий каталог можно тремя способами</text:span><text:span text:style-name="T1">:</text:span></text:p>
      <text:p text:style-name="P17"><text:tab/>cd без аргументов</text:p>
      <text:p text:style-name="P17"><text:soft-page-break/><text:tab/>cd ..</text:p>
      <text:p text:style-name="P17"><text:tab/><text:span text:style-name="T42">cd</text:span> -</text:p>
      <text:p text:style-name="Standard">При попытке удалить каталог, <text:span text:style-name="T65">возникает ошибка, говорящая о том, что он не пустой.</text:span></text:p>
      <text:p text:style-name="P21">asdf@BigAwesomeTurtle:~$ rmdir NewFolder</text:p>
      <text:p text:style-name="P21">rmdir: failed to remove 'NewFolder': Directory not empty</text:p>
      <text:p text:style-name="P21">asdf@BigAwesomeTurtle:~$ rm NewFolder/aaa </text:p>
      <text:p text:style-name="P21">asdf@BigAwesomeTurtle:~$ rmdir NewFolder/</text:p>
      <text:p text:style-name="P21">asdf@BigAwesomeTurtle:~$ ls</text:p>
      <text:p text:style-name="P21">aaa.txt <text:s/>Desktop <text:s text:c="3"/>Downloads <text:s/>Pictures <text:s/>Report.txt <text:s/>Videos</text:p>
      <text:p text:style-name="P21">autoLog <text:s/>Documents <text:s/>Music <text:s text:c="5"/>Public <text:s text:c="3"/>Templates</text:p>
      <text:p text:style-name="P21">asdf@BigAwesomeTurtle:~$ </text:p>
      <text:p text:style-name="P21"/>
      <text:p text:style-name="Standard">После удаления файлов из каталога мы можем его удалить.</text:p>
      <text:list xml:id="list200635395863156" text:continue-numbering="true" text:style-name="WWNum4">
        <text:list-item>
          <text:p text:style-name="P37">Процессы ОС Linux </text:p>
        </text:list-item>
      </text:list>
      <text:p text:style-name="Standard">Команда <text:span text:style-name="T42">ps</text:span> <text:span text:style-name="T65">выдаёт</text:span> <text:span text:style-name="T1">информация о процессах, запущенных с терминала.</text:span></text:p>
      <text:p text:style-name="P17"><text:span text:style-name="T8">ps</text:span></text:p>
      <text:p text:style-name="P56"><text:span text:style-name="T8"><text:s text:c="2"/>PID TTY <text:s text:c="9"/>TIME CMD</text:span></text:p>
      <text:p text:style-name="P56"><text:span text:style-name="T8"><text:s/>1553 pts/0 <text:s text:c="3"/>00:00:00 bash</text:span></text:p>
      <text:p text:style-name="P56"><text:span text:style-name="T8"><text:s/>1557 pts/0 <text:s text:c="3"/>00:00:00 psps</text:span></text:p>
      <text:p text:style-name="P20"/>
      <text:p text:style-name="P53"><text:span text:style-name="T66">Результат работы команды имеет следующий вид:</text:span></text:p>
      <text:list xml:id="list2350967534" text:style-name="WWNum11">
        <text:list-item>
          <text:p text:style-name="P45">PID — идентификатор процесса в системе;</text:p>
        </text:list-item>
        <text:list-item>
          <text:p text:style-name="P45">TTY — указание на терминал, с которого запущен процесс;</text:p>
        </text:list-item>
        <text:list-item>
          <text:p text:style-name="P45">TIME — сколько времени центрального процессора занял данный процесс;</text:p>
        </text:list-item>
        <text:list-item>
          <text:p text:style-name="P46"><text:span text:style-name="T35">CMD или COMMAND — командная строка запуска программы, выполняемой данным процессом;</text:span></text:p>
        </text:list-item>
      </text:list>
      <text:p text:style-name="P47"><text:span text:style-name="T35"/></text:p>
      <text:list xml:id="list200636385535444" text:continue-list="list200635689545854" text:style-name="WWNum1">
        <text:list-item>
          <text:list>
            <text:list-item>
              <text:p text:style-name="P36">Изучение цикла подготовки и исполнения программ в ОС Linux</text:p>
            </text:list-item>
          </text:list>
        </text:list-item>
      </text:list>
      <text:p text:style-name="Standard">Создадим файл prog.<text:span text:style-name="T67">c со следующим содержанием</text:span>:</text:p>
      <text:p text:style-name="P22">#include &lt;stdio.h&gt;</text:p>
      <text:p text:style-name="P22">main()</text:p>
      <text:p text:style-name="P22">{</text:p>
      <text:p text:style-name="P22">printf("Hello!<text:span text:style-name="T69">\n</text:span>");</text:p>
      <text:p text:style-name="P23">}</text:p>
      <text:p text:style-name="P17"/>
      <text:p text:style-name="Standard">Создадим объектный файл.</text:p>
      <text:p text:style-name="P17"><text:tab/>asdf@BigAwesomeTurtle:~/lab_1$ <text:span text:style-name="T42">gcc -c prog.c</text:span></text:p>
      <text:p text:style-name="P17"><text:span text:style-name="T42"><text:tab/>lasdf@BigAwesomeTurtle:~/lab_1$ s</text:span></text:p>
      <text:p text:style-name="P21"><text:tab/>prog.c <text:s/>prog.o</text:p>
      <text:p text:style-name="P21"/>
      <text:p text:style-name="Standard">Соберем исполняемый файл:</text:p>
      <text:p text:style-name="P17"><text:s text:c="3"/><text:tab/>asdf@BigAwesomeTurtle:~/lab_1$<text:span text:style-name="T13"> </text:span><text:span text:style-name="T42">gcc</text:span> <text:span text:style-name="T42">prog</text:span>.<text:span text:style-name="T42">o</text:span></text:p>
      <text:p text:style-name="P17"><text:soft-page-break/><text:tab/><text:span text:style-name="T42">asdf@BigAwesomeTurtle:~/lab_1$ ls</text:span></text:p>
      <text:p text:style-name="P17"><text:span text:style-name="T42"><text:tab/>a.out <text:s/>prog.c <text:s/>prog.o </text:span></text:p>
      <text:p text:style-name="P21"/>
      <text:p text:style-name="Standard">Ему присвоено имя a.out. Создадим исполняемый файл с именем <text:span text:style-name="T68">b</text:span>.<text:span text:style-name="T42">out</text:span> из файла с исходным текстом:</text:p>
      <text:p text:style-name="P17"><text:tab/><text:span text:style-name="T42">asdf@BigAwesomeTurtle:~/lab_1$ gcc -o b.out prog.</text:span><text:span text:style-name="T45">c</text:span></text:p>
      <text:p text:style-name="P17"><text:span text:style-name="T42"><text:tab/>asdf@BigAwesomeTurtle:~/lab_1$ ls</text:span></text:p>
      <text:p text:style-name="P17"><text:span text:style-name="T42"><text:tab/>a.out <text:s/>b.out <text:s/>prog.c <text:s/>prog.o </text:span></text:p>
      <text:p text:style-name="P21"/>
      <text:p text:style-name="Standard">Оба файла <text:span text:style-name="T68">выдают одинаковый результат при исполнении</text:span>:</text:p>
      <text:p text:style-name="P17"><text:tab/><text:span text:style-name="T42">asdf@BigAwesomeTurtle:~/lab_1$ ./a.out</text:span></text:p>
      <text:p text:style-name="P17"><text:span text:style-name="T42"><text:tab/>Hello!</text:span></text:p>
      <text:p text:style-name="P17"><text:span text:style-name="T42"><text:tab/>asdf@BigAwesomeTurtle:~/lab_1$ ./b.out</text:span></text:p>
      <text:p text:style-name="P17"><text:span text:style-name="T42"><text:tab/>Hello!</text:span></text:p>
      <text:p text:style-name="P17"/>
      <text:p text:style-name="Standard">Переназначим вывод программы в файл res и проверим результат:</text:p>
      <text:p text:style-name="P17"><text:tab/><text:span text:style-name="T42">asdf@BigAwesomeTurtle:~/lab_1$ ./a.out&gt;res.txt</text:span></text:p>
      <text:p text:style-name="P17"><text:span text:style-name="T42"><text:tab/>asdf@BigAwesomeTurtle:~/lab_1$ cat res.txt</text:span></text:p>
      <text:p text:style-name="P17"><text:span text:style-name="T42"><text:tab/>Hello!</text:span></text:p>
      <text:p text:style-name="P18"/>
      <text:p text:style-name="P62">Созда<text:span text:style-name="T70">дим</text:span> исполняемый файл <text:span text:style-name="T70">из .с файла следующего содержания:</text:span></text:p>
      <text:p text:style-name="P23">#<text:span text:style-name="T42">include</text:span> &lt;<text:span text:style-name="T42">stdio</text:span>.<text:span text:style-name="T42">h</text:span>&gt;</text:p>
      <text:p text:style-name="P23"><text:span text:style-name="T42">main</text:span> ( <text:span text:style-name="T42">argc</text:span>, <text:span text:style-name="T42">argv</text:span> )</text:p>
      <text:p text:style-name="P23"><text:span text:style-name="T42">int</text:span> <text:span text:style-name="T42">argc</text:span>;</text:p>
      <text:p text:style-name="P22">char *argv [];</text:p>
      <text:p text:style-name="P22">{</text:p>
      <text:p text:style-name="P22">if (argc &gt; 1) {</text:p>
      <text:p text:style-name="P22"><text:s text:c="3"/>if (fopen(argv[1],"r") == NULL) </text:p>
      <text:p text:style-name="P23">printf("%s: неудача при попытке открыть файл %s<text:span text:style-name="T71">\n</text:span>",argv[0],argv[1]);</text:p>
      <text:p text:style-name="P23"><text:s text:c="2"/><text:span text:style-name="T42">else</text:span></text:p>
      <text:p text:style-name="P23"><text:span text:style-name="T42">printf("%s: </text:span>файл<text:span text:style-name="T42"> %s </text:span>открыт<text:span text:style-name="T71">\n</text:span><text:span text:style-name="T42">",argv[0],argv[1]);</text:span></text:p>
      <text:p text:style-name="P23">}</text:p>
      <text:p text:style-name="P23">else</text:p>
      <text:p text:style-name="P23"><text:s text:c="5"/>printf("открываемый файл не указан<text:span text:style-name="T71">\n</text:span>");</text:p>
      <text:p text:style-name="P23">} </text:p>
      <text:p text:style-name="P17"><text:tab/></text:p>
      <text:p text:style-name="Standard">Подадим на вход 3 разных аргумента<text:span text:style-name="T70">(имя реально существующего файла, имя не существующего файла и отсутствие какого-либо имени)</text:span>:</text:p>
      <text:p text:style-name="P63">Подадим имя реально существующего файла:</text:p>
      <text:p text:style-name="Standard">asdf@BigAwesomeTurtle:~/lab_1$ ./name name.c</text:p>
      <text:p text:style-name="Standard">./name: файл name.c открыт</text:p>
      <text:p text:style-name="Standard"/>
      <text:p text:style-name="P64"><text:soft-page-break/><text:span text:style-name="T72">Подадим имя несуществующего файла:</text:span></text:p>
      <text:p text:style-name="P64">asdf@BigAwesomeTurtle:~/lab_1$ ./name something_we_does_not_have</text:p>
      <text:p text:style-name="P64">./name: неудача при попытке открыть файл something_we_does_not_have</text:p>
      <text:p text:style-name="P64"><text:span text:style-name="T72">Не подадим имя файла в качестве аргумента:</text:span></text:p>
      <text:p text:style-name="Standard">asdf@BigAwesomeTurtle:~/lab_1$ ./name</text:p>
      <text:p text:style-name="Standard">открываемый файл не указан</text:p>
      <text:p text:style-name="P18">В ОС UNIX есть возможность направлять выходной поток одной программы на вход<text:span text:style-name="T73">ной поток</text:span> другой программы, <text:span text:style-name="T73">тем самым</text:span> организ<text:span text:style-name="T73">овывая</text:span> конвейер. Откорректиру<text:span text:style-name="T73">ем</text:span> первую программу, создав файл file_name.c, таким образом, чтобы на печать выводилось имя файла (существующего или не существующего).</text:p>
      <text:p text:style-name="P18"/>
      <text:p text:style-name="P17"><text:span text:style-name="T1">Немного переделав вторую программу (добавив </text:span><text:span text:style-name="T27">scanf</text:span><text:span text:style-name="T1">) и запустив конвейер получим:</text:span></text:p>
      <text:p text:style-name="P18"/>
      <text:p text:style-name="P17">asdf@BigAwesomeTurtle:~/lab_1$ ./file_name| ./name</text:p>
      <text:p text:style-name="P17">file not specified</text:p>
      <text:p text:style-name="P17">asdf@BigAwesomeTurtle:~/lab_1$ ./file_name aaa| ./name</text:p>
      <text:p text:style-name="P17">failure to open file aaa</text:p>
      <text:p text:style-name="P17">asdf@BigAwesomeTurtle:~/lab_1$ ./file_name prog.c| ./name</text:p>
      <text:p text:style-name="P17">file prog.c open</text:p>
      <text:p text:style-name="P21">asdf@BigAwesomeTurtle:~/lab_1$ ./file_name prog.c || ./name</text:p>
      <text:p text:style-name="P21">prog.c</text:p>
      <text:p text:style-name="P21"/>
      <text:p text:style-name="P25">В <text:span text:style-name="T73">первых трёх командах</text:span> вывод первой программы идёт во входной поток второй программы.</text:p>
      <text:p text:style-name="P30"><text:span text:style-name="T47">В </text:span><text:span text:style-name="T48">случае четвёртой команды</text:span><text:span text:style-name="T47"> </text:span><text:span text:style-name="T48">мы</text:span><text:span text:style-name="T47"> используем || </text:span><text:span text:style-name="T17">. </text:span><text:span text:style-name="T19">При использовании этого символа</text:span><text:span text:style-name="T17">, если первая команда сработает верно, то вторая команда выполняться не будет. </text:span></text:p>
      <text:p text:style-name="P30"/>
      <text:list xml:id="list200634649255750" text:continue-numbering="true" text:style-name="WWNum1">
        <text:list-item>
          <text:list>
            <text:list-item>
              <text:p text:style-name="P35">Изучение команд и утилит обработки текстов</text:p>
            </text:list-item>
          </text:list>
        </text:list-item>
      </text:list>
      <text:p text:style-name="P29">1) Grep - поиск по шаблону, заданному регулярным выражением</text:p>
      <text:p text:style-name="P39"><text:span text:style-name="T1">Вывед</text:span><text:span text:style-name="T36">ем</text:span><text:span text:style-name="T1"> только те строки из вывода ls -l /tmp, которые:<text:line-break/>1) соответствуют каталогам;<text:line-break/>2) соответствуют выполняемым для всех файлам;<text:line-break/>3) принадлежат пользователь</text:span><text:span text:style-name="T36">ю </text:span><text:span text:style-name="T1">root;<text:line-break/>4) не принадлежат пользователю root.</text:span></text:p>
      <text:p text:style-name="P1">1)<text:span text:style-name="T1"> соответствуют каталога:</text:span></text:p>
      <text:p text:style-name="P2">asdf@BigAwesomeTurtle:~/lab_1$ ls -l /tmp | grep 'd[r-][w-][x-]------'</text:p>
      <text:p text:style-name="P2">drwx------ 2 asdf asdf 4096 Sep 30 16:00 firefox-esr_asdf</text:p>
      <text:p text:style-name="P2">drwx------ 2 asdf asdf 4096 Sep 30 17:19 lu11088k400y.tmp</text:p>
      <text:p text:style-name="P2">drwx------ 2 asdf asdf 4096 Sep 30 15:56 ssh-ACunriwDLJSI</text:p>
      <text:p text:style-name="P2">drwx------ 3 root root 4096 Sep 30 15:55 systemd-private-64ae6cfc4de24fa7a82a2ce464c8cf54-haveged.service-CszvII</text:p>
      <text:p text:style-name="P2">drwx------ 3 root root 4096 Sep 30 15:55 systemd-private-64ae6cfc4de24fa7a82a2ce464c8cf54-ModemManager.service-0tLILa</text:p>
      <text:p text:style-name="P2"><text:soft-page-break/>drwx------ 3 root root 4096 Sep 30 15:55 systemd-private-64ae6cfc4de24fa7a82a2ce464c8cf54-systemd-logind.service-kazqM8</text:p>
      <text:p text:style-name="P2">drwx------ 3 root root 4096 Sep 30 15:55 systemd-private-64ae6cfc4de24fa7a82a2ce464c8cf54-systemd-timesyncd.service-gY8jAo</text:p>
      <text:p text:style-name="P2">drwx------ 3 root root 4096 Sep 30 15:56 systemd-private-64ae6cfc4de24fa7a82a2ce464c8cf54-upower.service-Wd9UIm</text:p>
      <text:p text:style-name="P2">drwx------ 2 asdf asdf 4096 Sep 30 15:56 Temp-faea92b2-aa26-43db-ab0f-b9c1ed7f17bf</text:p>
      <text:p text:style-name="P2"/>
      <text:p text:style-name="P1">2)<text:span text:style-name="T1"> соответствуют выполняемым для всех файлам:</text:span></text:p>
      <text:p text:style-name="P41"><text:span text:style-name="T8"><text:tab/><text:tab/> asdf@BigAwesomeTurtle:~/lab_1$ ls -l /tmp | grep '[^d][r-][w-][x]------'</text:span></text:p>
      <text:p text:style-name="P2"/>
      <text:p text:style-name="P1"><text:span text:style-name="T74">ls -l </text:span>ничего не выведет т.к. <text:span text:style-name="T74">в /tmp нет исполняемых файлов</text:span>.</text:p>
      <text:p text:style-name="P1"/>
      <text:p text:style-name="P1">3) <text:span text:style-name="T1">принадлежат пользовател. root:</text:span></text:p>
      <text:p text:style-name="P2">asdf@BigAwesomeTurtle:~/lab_1$ <text:span text:style-name="T75">l</text:span>s -l /tmp | grep 'root'</text:p>
      <text:p text:style-name="P2">drwx------ 3 root root 4096 Sep 30 15:55 systemd-private-64ae6cfc4de24fa7a82a2ce464c8cf54-haveged.service-CszvII</text:p>
      <text:p text:style-name="P2">drwx------ 3 root root 4096 Sep 30 15:55 systemd-private-64ae6cfc4de24fa7a82a2ce464c8cf54-ModemManager.service-0tLILa</text:p>
      <text:p text:style-name="P2">drwx------ 3 root root 4096 Sep 30 15:55 systemd-private-64ae6cfc4de24fa7a82a2ce464c8cf54-systemd-logind.service-kazqM8</text:p>
      <text:p text:style-name="P2">drwx------ 3 root root 4096 Sep 30 15:55 systemd-private-64ae6cfc4de24fa7a82a2ce464c8cf54-systemd-timesyncd.service-gY8jAo</text:p>
      <text:p text:style-name="P2">drwx------ 3 root root 4096 Sep 30 15:56 systemd-private-64ae6cfc4de24fa7a82a2ce464c8cf54-upower.service-Wd9UIm</text:p>
      <text:p text:style-name="P2"/>
      <text:p text:style-name="P1">4)<text:span text:style-name="T1"> не принадлежат пользователю root:</text:span></text:p>
      <text:p text:style-name="P2">asdf@BigAwesomeTurtle:~/lab_1$ ls -l /tmp | grep -v 'root'</text:p>
      <text:p text:style-name="P2">total 36</text:p>
      <text:p text:style-name="P2">drwx------ 2 asdf asdf 4096 Sep 30 16:00 firefox-esr_asdf</text:p>
      <text:p text:style-name="P2">drwx------ 2 asdf asdf 4096 Sep 30 18:20 lu11088k400y.tmp</text:p>
      <text:p text:style-name="P2">srwxr-xr-x 1 asdf asdf <text:s text:c="3"/>0 Sep 30 15:57 OSL_PIPE_1000_SingleOfficeIPC_4b6fefddd37551845ec44a97e2ae6e4</text:p>
      <text:p text:style-name="P2">drwx------ 2 asdf asdf 4096 Sep 30 15:56 ssh-ACunriwDLJSI</text:p>
      <text:p text:style-name="P2">drwx------ 2 asdf asdf 4096 Sep 30 15:56 Temp-faea92b2-aa26-43db-ab0f-b9c1ed7f17bf</text:p>
      <text:p text:style-name="P4"/>
      <text:p text:style-name="Standard"><text:span text:style-name="T28">2) Cut - </text:span><text:span text:style-name="T14">выборка</text:span><text:span text:style-name="T28"> </text:span><text:span text:style-name="T14">отдельных</text:span><text:span text:style-name="T28"> </text:span><text:span text:style-name="T14">полей</text:span><text:span text:style-name="T28"> </text:span><text:span text:style-name="T14">из</text:span><text:span text:style-name="T28"> </text:span><text:span text:style-name="T14">строк</text:span><text:span text:style-name="T28"> </text:span><text:span text:style-name="T14">файла</text:span></text:p>
      <text:p text:style-name="Standard">Определим с использованием команды cut:<text:span text:style-name="T1"><text:line-break/>1) номера запущенных </text:span><text:span text:style-name="T37">п</text:span><text:span text:style-name="T1">роцессов;<text:line-break/>2) идентификаторы пользователей, имеющих x-терминалы на рабочей станции;<text:line-break/>3) </text:span><text:span text:style-name="T37">В</text:span><text:span text:style-name="T1">ходное имя в системе</text:span></text:p>
      <text:p text:style-name="P28">1) номера запущенных процессов:</text:p>
      <text:p text:style-name="P27"><text:span text:style-name="T42">alasdf@BigAwesomeTurtle:~/lab_1$ ps -a | cut -c1-5</text:span></text:p>
      <text:p text:style-name="P27"><text:span text:style-name="T42"><text:s text:c="2"/>PID</text:span></text:p>
      <text:p text:style-name="P27"><text:span text:style-name="T42"><text:s/>1663</text:span></text:p>
      <text:p text:style-name="P27"><text:soft-page-break/><text:span text:style-name="T42"><text:s/>1705</text:span></text:p>
      <text:p text:style-name="P27"><text:span text:style-name="T42"><text:s/>2004</text:span></text:p>
      <text:p text:style-name="P27"><text:span text:style-name="T42"><text:s/>2006</text:span></text:p>
      <text:p text:style-name="P27"><text:span text:style-name="T42"><text:s/>2009</text:span></text:p>
      <text:p text:style-name="P27"><text:span text:style-name="T42"><text:s/>2052</text:span></text:p>
      <text:p text:style-name="P27"><text:span text:style-name="T42"><text:s/>2264</text:span></text:p>
      <text:p text:style-name="P27"><text:span text:style-name="T42"><text:s/>2265</text:span></text:p>
      <text:p text:style-name="P27"><text:span text:style-name="T42"/></text:p>
      <text:p text:style-name="P27">2)<text:span text:style-name="T1"> идентификаторы пользователей, имеющих x-терминалы на рабочей станции</text:span><text:span text:style-name="T38">:</text:span></text:p>
      <text:p text:style-name="P28"><text:span text:style-name="T42">asdf@BigAwesomeTurtle:~/lab_1$ cat /etc/passwd | grep bin/bash | cut -d ':' -f3</text:span></text:p>
      <text:p text:style-name="P28"><text:span text:style-name="T42">0</text:span></text:p>
      <text:p text:style-name="P28"><text:span text:style-name="T42">1000</text:span></text:p>
      <text:p text:style-name="P28"/>
      <text:p text:style-name="P28">3) <text:span text:style-name="T76">В</text:span>ходное имя в системе</text:p>
      <text:p text:style-name="P28">asdf@BigAwesomeTurtle:~/lab_1$ who</text:p>
      <text:p text:style-name="P28">asdf <text:s text:c="4"/>tty7 <text:s text:c="8"/>2019-09-30 15:56 (:0)</text:p>
      <text:p text:style-name="P28"><text:span text:style-name="T42">asdf@BigAwesomeTurtle:~/lab_1$ who | cut -d " " -f1</text:span></text:p>
      <text:p text:style-name="P28"><text:span text:style-name="T42">asdf</text:span></text:p>
      <text:p text:style-name="P27"/>
      <text:list xml:id="list200636459746953" text:continue-list="list2625582989" text:style-name="WWNum2">
        <text:list-item>
          <text:p text:style-name="P40">Tr - преобразователь символов</text:p>
        </text:list-item>
      </text:list>
      <text:p text:style-name="P17"><text:span text:style-name="T1">Вывед</text:span><text:span text:style-name="T38">ем</text:span><text:span text:style-name="T1"> информацию о файлах прописными буквами.</text:span></text:p>
      <text:p text:style-name="P19">asdf@BigAwesomeTurtle:~/lab_1$ ls -l | tr [a-z] [A-Z]</text:p>
      <text:p text:style-name="P19">TOTAL 88</text:p>
      <text:p text:style-name="P19">-RWXR-XR-X 1 ASDF ASDF 15528 SEP 30 17:04 A.OUT</text:p>
      <text:p text:style-name="P19">-RWXR-XR-X 1 ASDF ASDF 15528 SEP 30 17:04 B.OUT</text:p>
      <text:p text:style-name="P19">-RWXR-XR-X 1 ASDF ASDF 15532 SEP 30 17:29 FILE_NAME</text:p>
      <text:p text:style-name="P19">-RW-R--R-- 1 ASDF ASDF <text:s text:c="3"/>76 SEP 30 17:26 FILE_NAME.C</text:p>
      <text:p text:style-name="P19">-RWXR-XR-X 1 ASDF ASDF 15612 SEP 30 18:22 NAME</text:p>
      <text:p text:style-name="P19">-RW-R--R-- 1 ASDF ASDF <text:s text:c="2"/>247 SEP 30 18:14 NAME.C</text:p>
      <text:p text:style-name="P19">-RW-R--R-- 1 ASDF ASDF <text:s text:c="3"/>49 SEP 30 17:04 PROG.C</text:p>
      <text:p text:style-name="P19">-RW-R--R-- 1 ASDF ASDF <text:s/>1352 SEP 30 17:04 PROG.O</text:p>
      <text:p text:style-name="P19">-RW-R--R-- 1 ASDF ASDF <text:s/>3650 SEP 30 16:56 REPORT.TXT</text:p>
      <text:p text:style-name="P19">-RW-R--R-- 1 ASDF ASDF <text:s text:c="4"/>7 SEP 30 17:06 RES.TXT</text:p>
      <text:p text:style-name="P19"/>
      <text:p text:style-name="P7">4) Sort - сортировка и / или слияние файлов</text:p>
      <text:p text:style-name="P6">Отсортиру<text:span text:style-name="T77">ем</text:span> файлы в каталоге:<text:line-break/>1) в алфавитном порядке;<text:line-break/>2) в порядке увеличения размеров файлов;<text:line-break/>3) в порядке уменьшения размеров файлов.</text:p>
      <text:p text:style-name="P18">1) в алфавитном порядке:</text:p>
      <text:p text:style-name="P17"><text:span text:style-name="T27">aasdf@BigAwesomeTurtle:~/lab_1$ ls -l | sort -bk9</text:span></text:p>
      <text:p text:style-name="P17"><text:span text:style-name="T27">total 88</text:span></text:p>
      <text:p text:style-name="P17"><text:span text:style-name="T27">-rwxr-xr-x 1 asdf asdf 15528 Sep 30 17:04 a.out</text:span></text:p>
      <text:p text:style-name="P17"><text:span text:style-name="T27">-rwxr-xr-x 1 asdf asdf 15528 Sep 30 17:04 b.out</text:span></text:p>
      <text:p text:style-name="P17"><text:span text:style-name="T27">-rwxr-xr-x 1 asdf asdf 15532 Sep 30 17:29 file_name</text:span></text:p>
      <text:p text:style-name="P17"><text:soft-page-break/><text:span text:style-name="T27">-rw-r--r-- 1 asdf asdf <text:s text:c="3"/>76 Sep 30 17:26 file_name.c</text:span></text:p>
      <text:p text:style-name="P17"><text:span text:style-name="T27">-rwxr-xr-x 1 asdf asdf 15612 Sep 30 18:22 name</text:span></text:p>
      <text:p text:style-name="P17"><text:span text:style-name="T27">-rw-r--r-- 1 asdf asdf <text:s text:c="2"/>247 Sep 30 18:14 name.c</text:span></text:p>
      <text:p text:style-name="P17"><text:span text:style-name="T27">-rw-r--r-- 1 asdf asdf <text:s text:c="3"/>49 Sep 30 17:04 prog.c</text:span></text:p>
      <text:p text:style-name="P17"><text:span text:style-name="T27">-rw-r--r-- 1 asdf asdf <text:s/>1352 Sep 30 17:04 prog.o</text:span></text:p>
      <text:p text:style-name="P17"><text:span text:style-name="T27">-rw-r--r-- 1 asdf asdf <text:s/>3650 Sep 30 16:56 Report.txt</text:span></text:p>
      <text:p text:style-name="P17"><text:span text:style-name="T27">-rw-r--r-- 1 asdf asdf <text:s text:c="4"/>7 Sep 30 17:06 res.txt</text:span></text:p>
      <text:p text:style-name="P19"/>
      <text:p text:style-name="P18">2) в порядке увеличения размеров файлов</text:p>
      <text:p text:style-name="P19">asdf@BigAwesomeTurtle:~/lab_1$ ls -l | sort -nbk5</text:p>
      <text:p text:style-name="P19">total 88</text:p>
      <text:p text:style-name="P19">-rw-r--r-- 1 asdf asdf <text:s text:c="4"/>7 Sep 30 17:06 res.txt</text:p>
      <text:p text:style-name="P19">-rw-r--r-- 1 asdf asdf <text:s text:c="3"/>49 Sep 30 17:04 prog.c</text:p>
      <text:p text:style-name="P19">-rw-r--r-- 1 asdf asdf <text:s text:c="3"/>76 Sep 30 17:26 file_name.c</text:p>
      <text:p text:style-name="P19">-rw-r--r-- 1 asdf asdf <text:s text:c="2"/>247 Sep 30 18:14 name.c</text:p>
      <text:p text:style-name="P19">-rw-r--r-- 1 asdf asdf <text:s/>1352 Sep 30 17:04 prog.o</text:p>
      <text:p text:style-name="P19">-rw-r--r-- 1 asdf asdf <text:s/>3650 Sep 30 16:56 Report.txt</text:p>
      <text:p text:style-name="P19">-rwxr-xr-x 1 asdf asdf 15528 Sep 30 17:04 a.out</text:p>
      <text:p text:style-name="P19">-rwxr-xr-x 1 asdf asdf 15528 Sep 30 17:04 b.out</text:p>
      <text:p text:style-name="P19">-rwxr-xr-x 1 asdf asdf 15532 Sep 30 17:29 file_name</text:p>
      <text:p text:style-name="P19">-rwxr-xr-x 1 asdf asdf 15612 Sep 30 18:22 nam<text:span text:style-name="T77">e</text:span></text:p>
      <text:p text:style-name="P19"/>
      <text:p text:style-name="P18">3) в порядке уменьшения размеров файлов</text:p>
      <text:p text:style-name="P19">asdf@BigAwesomeTurtle:~/lab_1$ ls -l | sort -rnbk5</text:p>
      <text:p text:style-name="P19">-rwxr-xr-x 1 asdf asdf 15612 Sep 30 18:22 name</text:p>
      <text:p text:style-name="P19">-rwxr-xr-x 1 asdf asdf 15532 Sep 30 17:29 file_name</text:p>
      <text:p text:style-name="P19">-rwxr-xr-x 1 asdf asdf 15528 Sep 30 17:04 b.out</text:p>
      <text:p text:style-name="P19">-rwxr-xr-x 1 asdf asdf 15528 Sep 30 17:04 a.out</text:p>
      <text:p text:style-name="P19">-rw-r--r-- 1 asdf asdf <text:s/>3650 Sep 30 16:56 Report.txt</text:p>
      <text:p text:style-name="P19">-rw-r--r-- 1 asdf asdf <text:s/>1352 Sep 30 17:04 prog.o</text:p>
      <text:p text:style-name="P19">-rw-r--r-- 1 asdf asdf <text:s text:c="2"/>247 Sep 30 18:14 name.c</text:p>
      <text:p text:style-name="P19">-rw-r--r-- 1 asdf asdf <text:s text:c="3"/>76 Sep 30 17:26 file_name.c</text:p>
      <text:p text:style-name="P19">-rw-r--r-- 1 asdf asdf <text:s text:c="3"/>49 Sep 30 17:04 prog.c</text:p>
      <text:p text:style-name="P19">-rw-r--r-- 1 asdf asdf <text:s text:c="4"/>7 Sep 30 17:06 res.txt</text:p>
      <text:p text:style-name="P19">total 88</text:p>
      <text:p text:style-name="P19"/>
      <text:p text:style-name="Standard"><text:span text:style-name="T14">5) Uniq - выдача информации о повторяющихся строках файла</text:span><text:span text:style-name="T39"> </text:span></text:p>
      <text:p text:style-name="P18">Вывед<text:span text:style-name="T78">ем </text:span>повторяющиеся размеры файлов из<text:span text:style-name="T78"> каталога /urs/bin:</text:span></text:p>
      <text:p text:style-name="P17"><text:s text:c="5"/><text:tab/><text:span text:style-name="T46">asdf@BigAwesomeTurtle:~/lab_1$ ls -l /usr/bin |cut -c28-33 |sort -n| uniq -d</text:span></text:p>
      <text:p text:style-name="P17"><text:span text:style-name="T46"><text:s text:c="6"/></text:span></text:p>
      <text:p text:style-name="P17"><text:span text:style-name="T46"><text:s text:c="5"/>1</text:span></text:p>
      <text:p text:style-name="P17"><text:span text:style-name="T46"><text:s text:c="5"/>2</text:span></text:p>
      <text:p text:style-name="P17"><text:span text:style-name="T46"><text:s text:c="5"/>3</text:span></text:p>
      <text:p text:style-name="P17"><text:span text:style-name="T46"><text:s text:c="5"/>4</text:span></text:p>
      <text:p text:style-name="P17"><text:span text:style-name="T46"><text:s text:c="5"/>5</text:span></text:p>
      <text:p text:style-name="P17"><text:span text:style-name="T46"><text:s text:c="5"/>6</text:span></text:p>
      <text:p text:style-name="P17"><text:soft-page-break/><text:span text:style-name="T46"><text:s text:c="5"/>9</text:span></text:p>
      <text:p text:style-name="P17"><text:span text:style-name="T46"><text:s text:c="4"/>10</text:span></text:p>
      <text:p text:style-name="P17"><text:span text:style-name="T46"><text:s text:c="4"/>11</text:span></text:p>
      <text:p text:style-name="P17"><text:span text:style-name="T46"><text:s text:c="4"/>12</text:span></text:p>
      <text:p text:style-name="P17"><text:span text:style-name="T46"><text:s text:c="4"/>13</text:span></text:p>
      <text:p text:style-name="P17"><text:span text:style-name="T46"><text:s text:c="4"/>14</text:span></text:p>
      <text:p text:style-name="P17"><text:span text:style-name="T46"><text:s text:c="4"/>15</text:span></text:p>
      <text:p text:style-name="P17"><text:span text:style-name="T46"><text:s text:c="4"/>16</text:span></text:p>
      <text:p text:style-name="P17"><text:span text:style-name="T46"><text:s text:c="4"/>18</text:span></text:p>
      <text:p text:style-name="P17"><text:span text:style-name="T46"><text:s text:c="4"/>19</text:span></text:p>
      <text:p text:style-name="P17"><text:span text:style-name="T46"><text:s text:c="4"/>20</text:span></text:p>
      <text:p text:style-name="P17"><text:span text:style-name="T46"><text:s text:c="4"/>21</text:span></text:p>
      <text:p text:style-name="P17"><text:span text:style-name="T46"><text:s text:c="4"/>22</text:span></text:p>
      <text:p text:style-name="P17"><text:span text:style-name="T46"><text:s text:c="4"/>23</text:span></text:p>
      <text:p text:style-name="P17"><text:span text:style-name="T46"><text:s text:c="4"/>24</text:span></text:p>
      <text:p text:style-name="P17"><text:span text:style-name="T46"><text:s text:c="4"/>25</text:span></text:p>
      <text:p text:style-name="P17"><text:span text:style-name="T46"><text:s text:c="4"/>26</text:span></text:p>
      <text:p text:style-name="P58"><text:span text:style-name="T46"><text:s text:c="4"/>.</text:span></text:p>
      <text:p text:style-name="P58"><text:span text:style-name="T46"><text:s text:c="4"/>.</text:span></text:p>
      <text:p text:style-name="P17"><text:span text:style-name="T46"><text:s text:c="4"/>.</text:span></text:p>
      <text:p text:style-name="P17"><text:span text:style-name="T46"><text:s text:c="2"/>1858</text:span></text:p>
      <text:p text:style-name="P17"><text:span text:style-name="T46"><text:s text:c="2"/>1943</text:span></text:p>
      <text:p text:style-name="P17"><text:span text:style-name="T46"><text:s text:c="2"/>2009</text:span></text:p>
      <text:p text:style-name="P17"><text:span text:style-name="T46"><text:s text:c="2"/>2653</text:span></text:p>
      <text:p text:style-name="P17"><text:span text:style-name="T46"><text:s text:c="2"/>3128</text:span></text:p>
      <text:p text:style-name="P17"><text:span text:style-name="T46"><text:s/>11921</text:span></text:p>
      <text:p text:style-name="P17"><text:span text:style-name="T46"><text:s/>34262</text:span></text:p>
      <text:p text:style-name="P17"><text:span text:style-name="T46"><text:s/>52002</text:span></text:p>
      <text:p text:style-name="P57"><text:span text:style-name="T42"/></text:p>
      <text:p text:style-name="P17"><text:span text:style-name="T42">C</text:span> помощью <text:span text:style-name="T42">cut</text:span> мы <text:span text:style-name="T79">получили</text:span> все размеры файлов и каталогов, <text:span text:style-name="T80">затем отсортировали их при пощи sort и выввели повторяющиеся размеры при помощи uniq(повторяющихся размеров оказалось очень много, поэтому результат представлен в отчёте лишь частично, полною версию можно увидеть в log-файле).</text:span></text:p>
      <text:p text:style-name="P17"/>
      <text:p text:style-name="Standard"><text:span text:style-name="T14">6)</text:span><text:span text:style-name="T16">Cmp - сравнение двух файлов</text:span><text:span text:style-name="T41"> </text:span></text:p>
      <text:p text:style-name="P17"><text:span text:style-name="T27">asdf@BigAwesomeTurtle:~/lab_1$ cmp a.out b.out</text:span></text:p>
      <text:p text:style-name="P17"><text:span text:style-name="T27">asdf@BigAwesomeTurtle:~/lab_1$ cmp prog.c prog.o</text:span></text:p>
      <text:p text:style-name="P17"><text:span text:style-name="T27">prog.c prog.o differ: byte 1, line 1</text:span></text:p>
      <text:p text:style-name="P21"/>
      <text:p text:style-name="P17">В выводе появилось сообщение где указан<text:span text:style-name="T81">а строка и номер байта, в котором было найдено различие.</text:span></text:p>
      <text:p text:style-name="P24"/>
      <text:p text:style-name="P5"><text:span text:style-name="T14">7) Diff - выявление различий между файлами</text:span><text:span text:style-name="T39"> </text:span></text:p>
      <text:p text:style-name="P5"><text:span text:style-name="T1">Сравните prog.c и my_open.c с помощью diff</text:span> </text:p>
      <text:p text:style-name="P17"><text:span text:style-name="T8"/></text:p>
      <text:p text:style-name="P17"><text:soft-page-break/><text:span text:style-name="T8">asdf@BigAwesomeTurtle:~/lab_1$ diff -e file_name.c name.c &gt; eqv</text:span></text:p>
      <text:p text:style-name="P17"><text:span text:style-name="T8">asdf@BigAwesomeTurtle:~/lab_1$ cat eqv</text:span></text:p>
      <text:p text:style-name="P17"><text:span text:style-name="T8">2,3c</text:span></text:p>
      <text:p text:style-name="P17"><text:span text:style-name="T8">main() {</text:span></text:p>
      <text:p text:style-name="P17"><text:span text:style-name="T8">char* name[50];</text:span></text:p>
      <text:p text:style-name="P17"><text:span text:style-name="T8">scanf("%s", name);</text:span></text:p>
      <text:p text:style-name="P17"><text:span text:style-name="T8">if (name[0] != '\0' ) {</text:span></text:p>
      <text:p text:style-name="P17"><text:span text:style-name="T8">if(fopen(name,"r")==NULL ) {</text:span></text:p>
      <text:p text:style-name="P17"><text:span text:style-name="T8">printf("failure to open file %s\n", name);</text:span></text:p>
      <text:p text:style-name="P17"><text:span text:style-name="T8">} else {</text:span></text:p>
      <text:p text:style-name="P17"><text:span text:style-name="T8">printf("file %s open\n", name);</text:span></text:p>
      <text:p text:style-name="P17"><text:span text:style-name="T8">}</text:span></text:p>
      <text:p text:style-name="P17"><text:span text:style-name="T8">} else {</text:span></text:p>
      <text:p text:style-name="P17"><text:span text:style-name="T8">printf("file not specified\n");</text:span></text:p>
      <text:p text:style-name="P17"><text:span text:style-name="T8">}</text:span></text:p>
      <text:p text:style-name="P17"><text:span text:style-name="T8">.</text:span></text:p>
      <text:p text:style-name="P17"><text:span text:style-name="T8"/></text:p>
      <text:p text:style-name="P17"><text:span text:style-name="T50">Edit script</text:span><text:span text:style-name="T51"> можно сгенерировать современными версиями diff с помощью опции </text:span><text:span text:style-name="HTML_20_Typewriter"><text:span text:style-name="T55">-e</text:span></text:span><text:span text:style-name="T51">.</text:span></text:p>
      <text:p text:style-name="P65"><text:span text:style-name="T51">В этом традиционном формате вывода  </text:span><text:span text:style-name="T53">с</text:span><text:span text:style-name="T51"> — </text:span><text:span text:style-name="T52">изменено</text:span><text:span text:style-name="T54">.</text:span><text:span text:style-name="T56"> </text:span></text:p>
      <text:p text:style-name="P65"><text:span text:style-name="T26">Интерпретаторы, установленные на данной системе:</text:span></text:p>
      <text:p text:style-name="P65"><text:span text:style-name="T21">asdf@BigAwesomeTurtle:~/lab_1$ cat /etc/shells</text:span></text:p>
      <text:p text:style-name="P65"><text:span text:style-name="T21"># /etc/shells: valid login shells</text:span></text:p>
      <text:p text:style-name="P65"><text:span text:style-name="T21">/bin/sh</text:span></text:p>
      <text:p text:style-name="P65"><text:span text:style-name="T21">/bin/bash</text:span></text:p>
      <text:p text:style-name="P65"><text:span text:style-name="T21">/usr/bin/bash</text:span></text:p>
      <text:p text:style-name="P65"><text:span text:style-name="T21">/bin/rbash</text:span></text:p>
      <text:p text:style-name="P65"><text:span text:style-name="T21">/usr/bin/rbash</text:span></text:p>
      <text:p text:style-name="P65"><text:span text:style-name="T21">/bin/dash</text:span></text:p>
      <text:p text:style-name="P66"><text:span text:style-name="T21">/usr/bin/dash</text:span></text:p>
      <text:p text:style-name="P66"><text:span text:style-name="T21">/usr/bin/tmux</text:span></text:p>
      <text:p text:style-name="Standard"><text:span text:style-name="T24">Компиляторы, </text:span><text:span text:style-name="T25">установленные на данной системе</text:span><text:span text:style-name="T21">:</text:span><text:span text:style-name="T11"><text:line-break/>asdf@BigAwesomeTurtle:~/lab_1$ dpkg --list | grep compiler</text:span></text:p>
      <text:p text:style-name="Standard"><text:span text:style-name="T11">ii <text:s/>g++ <text:s text:c="34"/>4:9.2.1-3.1 <text:s text:c="20"/>i386 <text:s text:c="8"/>GNU C++ compiler</text:span></text:p>
      <text:p text:style-name="Standard"><text:span text:style-name="T11">ii <text:s/>g++-9 <text:s text:c="32"/>9.2.1-4 <text:s text:c="24"/>i386 <text:s text:c="8"/>GNU C++ compiler</text:span></text:p>
      <text:p text:style-name="Standard"><text:span text:style-name="T11">ii <text:s/>gcc <text:s text:c="34"/>4:9.2.1-3.1 <text:s text:c="20"/>i386 <text:s text:c="8"/>GNU C compiler</text:span></text:p>
      <text:p text:style-name="Standard"><text:span text:style-name="T11">ii <text:s/>gcc-8 <text:s text:c="32"/>8.3.0-21 <text:s text:c="23"/>i386 <text:s text:c="8"/>GNU C compiler</text:span></text:p>
      <text:p text:style-name="Standard"><text:span text:style-name="T11">ii <text:s/>gcc-9 <text:s text:c="32"/>9.2.1-4 <text:s text:c="24"/>i386 <text:s text:c="8"/>GNU C compiler</text:span></text:p>
      <text:p text:style-name="Standard"><text:span text:style-name="T11">ii <text:s/>libllvm8:i386 <text:s text:c="24"/>1:8.0.1-3+b1 <text:s text:c="19"/>i386 <text:s text:c="8"/>Modular compiler and toolchain technologies, runtime library</text:span></text:p>
      <text:p text:style-name="Standard"><text:soft-page-break/><text:span text:style-name="T11">ii <text:s/>libplexus-archiver-java <text:s text:c="14"/>3.6.0-2 <text:s text:c="24"/>all <text:s text:c="9"/>Archiver plugin for the Plexus compiler system</text:span></text:p>
      <text:p text:style-name="Standard"><text:span text:style-name="T11">ii <text:s/>libxkbcommon0:i386 <text:s text:c="19"/>0.8.4-1 <text:s text:c="24"/>i386 <text:s text:c="8"/>library interface to the XKB compiler - shared library</text:span></text:p>
      <text:p text:style-name="Standard"><text:span text:style-name="T11">ii <text:s/>linux-compiler-gcc-8-x86 <text:s text:c="13"/>5.2.9-2kali1 <text:s text:c="19"/>i386 <text:s text:c="8"/>Compiler for Linux on x86 (meta-package)</text:span></text:p>
      <text:p text:style-name="P3">3. Вывод:</text:p>
      <text:p text:style-name="Standard"><text:span text:style-name="T31">В результате выполнения данной лабораторной работы были получены знания по основам работы с командным интерфейсом</text:span><text:span text:style-name="T32">. </text:span><text:span text:style-name="T31"><text:s/></text:span><text:span text:style-name="T32">Эти знания б</text:span><text:span text:style-name="T31">удут полезны при всей дальнейшей работе в </text:span><text:span text:style-name="T29">LINUX,</text:span><text:span text:style-name="T31"> <text:s/>так как </text:span><text:span text:style-name="T32">было изучено</text:span><text:span text:style-name="T31"> </text:span><text:span text:style-name="T32">множество</text:span><text:span text:style-name="T31"> основополагающих команд. </text:span></text:p>
      <text:p text:style-name="Standard"><text:span text:style-name="T31">Был изучен цикл подготовки, с помощью команд </text:span><text:span text:style-name="T29">cc</text:span><text:span text:style-name="T31">/</text:span><text:span text:style-name="T29">gcc</text:span><text:span text:style-name="T31"> и различных ключей, и исполнени</text:span><text:span text:style-name="T32">я</text:span><text:span text:style-name="T31"> программ. </text:span></text:p>
      <text:p text:style-name="P8">Также, были рассмотрены и изучены различные команды и утилиты обработки текс<text:span text:style-name="T82">та</text:span>, которые помогут в дальнейшем приводить результат в более наглядный вид и облегчат поиск нужной информации при выводе результаты команды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index_20_1" style:display-name="index 1" style:family="paragraph" style:parent-style-name="Standard" style:next-style-name="Standard" style:auto-update="true" style:default-outline-level="">
      <style:paragraph-properties fo:margin-left="0.1528in" fo:margin-right="0in" fo:margin-top="0in" fo:margin-bottom="0in" loext:contextual-spacing="false" fo:line-height="100%" fo:text-indent="-0.1528in" style:auto-text-indent="false"/>
    </style:style>
    <style:style style:name="index_20_heading" style:display-name="index heading" style:family="paragraph" style:parent-style-name="Standard" style:next-style-name="index_20_1" style:default-outline-level="">
      <style:text-properties style:font-name="Cambria" fo:font-family="Cambria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Text_20_body_20_indent_20__28_user_29_" style:display-name="Text body indent (user)" style:family="paragraph" style:parent-style-name="Standard" style:default-outline-level="">
      <style:paragraph-properties fo:margin-left="0in" fo:margin-right="0in" fo:margin-top="0in" fo:margin-bottom="0in" loext:contextual-spacing="false" fo:line-height="100%" fo:text-align="justify" style:justify-single-word="false" fo:hyphenation-ladder-count="no-limit" fo:text-indent="0.4925in" style:auto-text-indent="false" style:vertical-align="baseline"/>
      <style:text-properties style:font-name="Times New Roman" fo:font-family="'Times New Roman'" style:font-family-generic="roman" style:font-pitch="variable" fo:font-size="12pt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0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apple-style-span" style:family="text" style:parent-style-name="Default_20_Paragraph_20_Font"/>
    <style:style style:name="family-name" style:family="text" style:parent-style-name="Default_20_Paragraph_20_Font"/>
    <style:style style:name="apple-converted-space" style:family="text" style:parent-style-name="Default_20_Paragraph_20_Font"/>
    <style:style style:name="given-name" style:family="text" style:parent-style-name="Default_20_Paragraph_20_Font"/>
    <style:style style:name="additional-name" style:family="text" style:parent-style-name="Default_20_Paragraph_20_Font"/>
    <style:style style:name="HTML_20_Typewriter" style:display-name="HTML Typewrite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fo:font-weight="bold" style:font-weight-asian="normal"/>
    </style:style>
    <style:style style:name="ListLabel_20_2" style:display-name="ListLabel 2" style:family="text">
      <style:text-properties fo:font-weight="normal" style:font-weight-asian="normal"/>
    </style:style>
    <style:style style:name="ListLabel_20_3" style:display-name="ListLabel 3" style:family="text">
      <style:text-properties fo:font-weight="normal" style:font-weight-asian="normal"/>
    </style:style>
    <style:style style:name="ListLabel_20_4" style:display-name="ListLabel 4" style:family="text">
      <style:text-properties fo:font-weight="normal" style:font-weight-asian="normal"/>
    </style:style>
    <style:style style:name="ListLabel_20_5" style:display-name="ListLabel 5" style:family="text">
      <style:text-properties fo:font-weight="normal" style:font-weight-asian="normal"/>
    </style:style>
    <style:style style:name="ListLabel_20_6" style:display-name="ListLabel 6" style:family="text">
      <style:text-properties fo:font-weight="normal" style:font-weight-asian="normal"/>
    </style:style>
    <style:style style:name="ListLabel_20_7" style:display-name="ListLabel 7" style:family="text">
      <style:text-properties fo:font-weight="normal" style:font-weight-asian="normal"/>
    </style:style>
    <style:style style:name="ListLabel_20_8" style:display-name="ListLabel 8" style:family="text">
      <style:text-properties fo:font-weight="normal" style:font-weight-asian="normal"/>
    </style:style>
    <style:style style:name="ListLabel_20_9" style:display-name="ListLabel 9" style:family="text">
      <style:text-properties fo:font-weight="normal" style:font-weight-asian="normal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style:font-name="Verdana" fo:font-family="Verdana" style:font-family-generic="roman" style:font-pitch="variable"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color="#000000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2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text:style-name="ListLabel_20_3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text:style-name="ListLabel_20_4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text:style-name="ListLabel_20_5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text:style-name="ListLabel_20_6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text:style-name="ListLabel_20_7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text:style-name="ListLabel_20_8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281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81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81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811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811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81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811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81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8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9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281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81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81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811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811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81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811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81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8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style-name="ListLabel_20_20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2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32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5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Андрей</meta:initial-creator>
    <meta:editing-cycles>111</meta:editing-cycles>
    <meta:creation-date>2011-10-23T17:33:00</meta:creation-date>
    <dc:date>2019-09-30T20:06:11.758810413</dc:date>
    <meta:editing-duration>PT12H44M7S</meta:editing-duration>
    <meta:generator>LibreOffice/6.3.2.1$Linux_x86 LibreOffice_project/30$Build-1</meta:generator>
    <meta:document-statistic meta:table-count="0" meta:image-count="0" meta:object-count="0" meta:page-count="15" meta:paragraph-count="464" meta:word-count="2777" meta:character-count="20369" meta:non-whitespace-character-count="1685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